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.847cm" fo:margin-bottom="0.423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423cm" fo:margin-bottom="0.423cm" style:contextual-spacing="false" fo:text-indent="0cm" style:auto-text-indent="false"/>
    </style:style>
    <style:style style:name="P4" style:family="paragraph" style:parent-style-name="Heading_20_4">
      <style:paragraph-properties fo:margin-left="0cm" fo:margin-right="0cm" fo:margin-top="0.423cm" fo:margin-bottom="0.212cm" style:contextual-spacing="false" fo:text-indent="0cm" style:auto-text-indent="false"/>
    </style:style>
    <style:style style:name="P5" style:family="paragraph" style:parent-style-name="Heading_20_3">
      <style:text-properties officeooo:rsid="000b0318" officeooo:paragraph-rsid="000b0318"/>
    </style:style>
    <style:style style:name="P6" style:family="paragraph" style:parent-style-name="Standard">
      <style:text-properties officeooo:rsid="000b0318" officeooo:paragraph-rsid="000b0318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rsid="000b0318" officeooo:paragraph-rsid="000b0318"/>
    </style:style>
    <style:style style:name="P8" style:family="paragraph" style:parent-style-name="Heading_20_3">
      <style:paragraph-properties fo:margin-left="0cm" fo:margin-right="0cm" fo:margin-top="0.423cm" fo:margin-bottom="0.423cm" style:contextual-spacing="false" fo:text-indent="0cm" style:auto-text-indent="false"/>
      <style:text-properties officeooo:rsid="000b0318" officeooo:paragraph-rsid="000c0e21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rsid="000b0318" officeooo:paragraph-rsid="000c0e21"/>
    </style:style>
    <style:style style:name="P10" style:family="paragraph" style:parent-style-name="Standard">
      <style:text-properties officeooo:rsid="000b0318" officeooo:paragraph-rsid="000cf215"/>
    </style:style>
    <style:style style:name="P11" style:family="paragraph" style:parent-style-name="Text_20_body">
      <style:text-properties officeooo:rsid="000b0318" officeooo:paragraph-rsid="000cf215"/>
    </style:style>
    <style:style style:name="P12" style:family="paragraph" style:parent-style-name="Heading_20_3">
      <style:paragraph-properties fo:margin-left="0cm" fo:margin-right="0cm" fo:margin-top="0.847cm" fo:margin-bottom="0.423cm" style:contextual-spacing="false" fo:text-indent="0cm" style:auto-text-indent="false"/>
      <style:text-properties officeooo:paragraph-rsid="000b0318"/>
    </style:style>
    <style:style style:name="P13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paragraph-rsid="000b0318"/>
    </style:style>
    <style:style style:name="P14" style:family="paragraph" style:parent-style-name="Horizontal_20_Line">
      <style:text-properties officeooo:paragraph-rsid="000b0318"/>
    </style:style>
    <style:style style:name="P15" style:family="paragraph" style:parent-style-name="Standard">
      <style:text-properties officeooo:paragraph-rsid="000b0318"/>
    </style:style>
    <style:style style:name="P16" style:family="paragraph" style:parent-style-name="Heading_20_3">
      <style:text-properties officeooo:paragraph-rsid="000b0318"/>
    </style:style>
    <style:style style:name="P17" style:family="paragraph" style:parent-style-name="Standard">
      <style:text-properties officeooo:rsid="0006142c" officeooo:paragraph-rsid="000b0318"/>
    </style:style>
    <style:style style:name="P18" style:family="paragraph" style:parent-style-name="Text_20_body">
      <style:text-properties officeooo:rsid="0006142c" officeooo:paragraph-rsid="000b0318"/>
    </style:style>
    <style:style style:name="P19" style:family="paragraph" style:parent-style-name="Standard">
      <style:text-properties officeooo:rsid="00037ae7" officeooo:paragraph-rsid="000b0318"/>
    </style:style>
    <style:style style:name="P20" style:family="paragraph" style:parent-style-name="Standard">
      <style:text-properties fo:language="ru" fo:country="RU" officeooo:rsid="00037ae7" officeooo:paragraph-rsid="000b0318"/>
    </style:style>
    <style:style style:name="P21" style:family="paragraph" style:parent-style-name="Standard">
      <style:text-properties fo:language="ru" fo:country="RU" officeooo:rsid="00045056" officeooo:paragraph-rsid="000b0318"/>
    </style:style>
    <style:style style:name="P22" style:family="paragraph" style:parent-style-name="Text_20_body">
      <style:text-properties fo:language="ru" fo:country="RU" officeooo:rsid="00045056" officeooo:paragraph-rsid="000b0318"/>
    </style:style>
    <style:style style:name="P23" style:family="paragraph" style:parent-style-name="Standard">
      <style:text-properties fo:language="ru" fo:country="RU" officeooo:rsid="0005c716" officeooo:paragraph-rsid="000b0318"/>
    </style:style>
    <style:style style:name="P24" style:family="paragraph" style:parent-style-name="Text_20_body">
      <style:text-properties fo:language="ru" fo:country="RU" officeooo:rsid="0005c716" officeooo:paragraph-rsid="000b0318"/>
    </style:style>
    <style:style style:name="P25" style:family="paragraph" style:parent-style-name="Standard">
      <style:text-properties fo:language="ru" fo:country="RU" officeooo:rsid="0006142c" officeooo:paragraph-rsid="000b0318"/>
    </style:style>
    <style:style style:name="P26" style:family="paragraph" style:parent-style-name="Standard">
      <style:text-properties fo:language="ru" fo:country="RU" officeooo:rsid="000b6200" officeooo:paragraph-rsid="000b6200"/>
    </style:style>
    <style:style style:name="P27" style:family="paragraph" style:parent-style-name="Standard">
      <style:text-properties officeooo:rsid="0007cbf4" officeooo:paragraph-rsid="000b0318"/>
    </style:style>
    <style:style style:name="P28" style:family="paragraph" style:parent-style-name="Standard">
      <style:text-properties officeooo:rsid="0007cbf4" officeooo:paragraph-rsid="00114b45"/>
    </style:style>
    <style:style style:name="P29" style:family="paragraph" style:parent-style-name="Standard">
      <style:text-properties officeooo:rsid="00099174" officeooo:paragraph-rsid="000b0318"/>
    </style:style>
    <style:style style:name="P30" style:family="paragraph" style:parent-style-name="Heading_20_3">
      <style:text-properties officeooo:paragraph-rsid="000b6200"/>
    </style:style>
    <style:style style:name="P31" style:family="paragraph" style:parent-style-name="Text_20_body">
      <style:text-properties officeooo:paragraph-rsid="000b6200"/>
    </style:style>
    <style:style style:name="P32" style:family="paragraph" style:parent-style-name="Standard">
      <style:text-properties officeooo:rsid="000ff9a3" officeooo:paragraph-rsid="000ff9a3"/>
    </style:style>
    <style:style style:name="P33" style:family="paragraph" style:parent-style-name="Standard">
      <style:text-properties officeooo:paragraph-rsid="00114b45"/>
    </style:style>
    <style:style style:name="P34" style:family="paragraph" style:parent-style-name="Text_20_body">
      <style:text-properties officeooo:paragraph-rsid="000cf215"/>
    </style:style>
    <style:style style:name="P35" style:family="paragraph" style:parent-style-name="Heading_20_3">
      <style:paragraph-properties fo:margin-left="0cm" fo:margin-right="0cm" fo:margin-top="0.847cm" fo:margin-bottom="0.423cm" style:contextual-spacing="false" fo:text-indent="0cm" style:auto-text-indent="false"/>
      <style:text-properties officeooo:paragraph-rsid="000b0318"/>
    </style:style>
    <style:style style:name="P36" style:family="paragraph" style:parent-style-name="Heading_20_3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Standard">
      <style:text-properties fo:language="ru" fo:country="RU" officeooo:rsid="0005c716" officeooo:paragraph-rsid="000b0318"/>
    </style:style>
    <style:style style:name="P38" style:family="paragraph" style:parent-style-name="Standard">
      <style:text-properties fo:language="ru" fo:country="RU" officeooo:rsid="0012feb6" officeooo:paragraph-rsid="0012feb6"/>
    </style:style>
    <style:style style:name="P39" style:family="paragraph" style:parent-style-name="Standard">
      <style:text-properties officeooo:paragraph-rsid="000b0318"/>
    </style:style>
    <style:style style:name="P40" style:family="paragraph" style:parent-style-name="Standard">
      <style:text-properties officeooo:paragraph-rsid="0012feb6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5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4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8" style:family="paragraph" style:parent-style-name="Text_20_body" style:list-style-name="L6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4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0" style:family="paragraph" style:parent-style-name="Text_20_body" style:list-style-name="L7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5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2" style:family="paragraph" style:parent-style-name="Text_20_body" style:list-style-name="L8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5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4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7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58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5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60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61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ef11f"/>
    </style:style>
    <style:style style:name="P62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63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64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ef11f"/>
    </style:style>
    <style:style style:name="P65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66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67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6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69" style:family="paragraph" style:parent-style-name="Text_20_body" style:list-style-name="L22">
      <style:paragraph-properties fo:margin-left="0cm" fo:margin-right="0cm" fo:margin-top="0cm" fo:margin-bottom="0.212cm" style:contextual-spacing="false" fo:text-indent="0cm" style:auto-text-indent="false" fo:padding="0cm" fo:border="none"/>
      <style:text-properties officeooo:paragraph-rsid="000b0318"/>
    </style:style>
    <style:style style:name="P7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7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72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0318"/>
    </style:style>
    <style:style style:name="P73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4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5" style:family="paragraph" style:parent-style-name="Text_20_body" style:list-style-name="L28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76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7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8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9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0" style:family="paragraph" style:parent-style-name="Text_20_body" style:list-style-name="L31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81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2" style:family="paragraph" style:parent-style-name="Text_20_body" style:list-style-name="L32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83" style:family="paragraph" style:parent-style-name="Text_20_body" style:list-style-name="L33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84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5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6" style:family="paragraph" style:parent-style-name="Text_20_body" style:list-style-name="L34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87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8" style:family="paragraph" style:parent-style-name="Text_20_body" style:list-style-name="L36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89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0" style:family="paragraph" style:parent-style-name="Text_20_body" style:list-style-name="L37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91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2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ef11f"/>
    </style:style>
    <style:style style:name="P93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4" style:family="paragraph" style:parent-style-name="Text_20_body" style:list-style-name="L39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95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6" style:family="paragraph" style:parent-style-name="Text_20_body" style:list-style-name="L40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97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8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9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0" style:family="paragraph" style:parent-style-name="Text_20_body" style:list-style-name="L43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01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2" style:family="paragraph" style:parent-style-name="Text_20_body" style:list-style-name="L44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03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4" style:family="paragraph" style:parent-style-name="Text_20_body" style:list-style-name="L45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05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6" style:family="paragraph" style:parent-style-name="Text_20_body" style:list-style-name="L46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07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8" style:family="paragraph" style:parent-style-name="Text_20_body" style:list-style-name="L47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09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0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1" style:family="paragraph" style:parent-style-name="Text_20_body" style:list-style-name="L49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12" style:family="paragraph" style:parent-style-name="Text_20_body" style:list-style-name="L4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3" style:family="paragraph" style:parent-style-name="Text_20_body" style:list-style-name="L5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4" style:family="paragraph" style:parent-style-name="Text_20_body" style:list-style-name="L50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15" style:family="paragraph" style:parent-style-name="Text_20_body" style:list-style-name="L5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6" style:family="paragraph" style:parent-style-name="Text_20_body" style:list-style-name="L5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7" style:family="paragraph" style:parent-style-name="Text_20_body" style:list-style-name="L5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8" style:family="paragraph" style:parent-style-name="Text_20_body" style:list-style-name="L53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19" style:family="paragraph" style:parent-style-name="Text_20_body" style:list-style-name="L5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0" style:family="paragraph" style:parent-style-name="Text_20_body" style:list-style-name="L54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21" style:family="paragraph" style:parent-style-name="Text_20_body" style:list-style-name="L5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2" style:family="paragraph" style:parent-style-name="Text_20_body" style:list-style-name="L5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3" style:family="paragraph" style:parent-style-name="Text_20_body" style:list-style-name="L5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4" style:family="paragraph" style:parent-style-name="Text_20_body" style:list-style-name="L5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5" style:family="paragraph" style:parent-style-name="Text_20_body" style:list-style-name="L5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6" style:family="paragraph" style:parent-style-name="Text_20_body" style:list-style-name="L60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27" style:family="paragraph" style:parent-style-name="Text_20_body" style:list-style-name="L6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8" style:family="paragraph" style:parent-style-name="Text_20_body" style:list-style-name="L6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9" style:family="paragraph" style:parent-style-name="Text_20_body" style:list-style-name="L61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30" style:family="paragraph" style:parent-style-name="Text_20_body" style:list-style-name="L6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1" style:family="paragraph" style:parent-style-name="Text_20_body" style:list-style-name="L6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2" style:family="paragraph" style:parent-style-name="Text_20_body" style:list-style-name="L6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3" style:family="paragraph" style:parent-style-name="Text_20_body" style:list-style-name="L64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34" style:family="paragraph" style:parent-style-name="Text_20_body" style:list-style-name="L6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5" style:family="paragraph" style:parent-style-name="Text_20_body" style:list-style-name="L65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36" style:family="paragraph" style:parent-style-name="Text_20_body" style:list-style-name="L6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7" style:family="paragraph" style:parent-style-name="Text_20_body" style:list-style-name="L67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38" style:family="paragraph" style:parent-style-name="Text_20_body" style:list-style-name="L6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9" style:family="paragraph" style:parent-style-name="Text_20_body" style:list-style-name="L6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0" style:family="paragraph" style:parent-style-name="Text_20_body" style:list-style-name="L6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1" style:family="paragraph" style:parent-style-name="Text_20_body" style:list-style-name="L7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2" style:family="paragraph" style:parent-style-name="Text_20_body" style:list-style-name="L70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43" style:family="paragraph" style:parent-style-name="Text_20_body" style:list-style-name="L71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44" style:family="paragraph" style:parent-style-name="Text_20_body" style:list-style-name="L7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5" style:family="paragraph" style:parent-style-name="Text_20_body" style:list-style-name="L72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46" style:family="paragraph" style:parent-style-name="Text_20_body" style:list-style-name="L7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7" style:family="paragraph" style:parent-style-name="Text_20_body" style:list-style-name="L7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8" style:family="paragraph" style:parent-style-name="Text_20_body" style:list-style-name="L7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9" style:family="paragraph" style:parent-style-name="Text_20_body" style:list-style-name="L7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0" style:family="paragraph" style:parent-style-name="Text_20_body" style:list-style-name="L76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51" style:family="paragraph" style:parent-style-name="Text_20_body" style:list-style-name="L7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2" style:family="paragraph" style:parent-style-name="Text_20_body" style:list-style-name="L7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3" style:family="paragraph" style:parent-style-name="Text_20_body" style:list-style-name="L7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4" style:family="paragraph" style:parent-style-name="Text_20_body">
      <style:paragraph-properties fo:margin-left="0cm" fo:margin-right="0cm" fo:margin-top="0.847cm" fo:margin-bottom="0.423cm" style:contextual-spacing="false" fo:text-indent="0cm" style:auto-text-indent="false"/>
      <style:text-properties officeooo:paragraph-rsid="000b0318"/>
    </style:style>
    <style:style style:name="P155" style:family="paragraph" style:parent-style-name="Text_20_body">
      <style:text-properties officeooo:paragraph-rsid="000b0318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15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58" style:family="paragraph" style:parent-style-name="Text_20_body" style:list-style-name="L7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9" style:family="paragraph" style:parent-style-name="Text_20_body" style:list-style-name="L79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2feb6"/>
    </style:style>
    <style:style style:name="P160" style:family="paragraph" style:parent-style-name="Text_20_body" style:list-style-name="L8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1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paragraph-rsid="0012feb6"/>
    </style:style>
    <style:style style:name="P162" style:family="paragraph" style:parent-style-name="Text_20_body" style:list-style-name="L8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3" style:family="paragraph" style:parent-style-name="Text_20_body" style:list-style-name="L82">
      <style:paragraph-properties fo:margin-left="0cm" fo:margin-right="0cm" fo:text-indent="0cm" style:auto-text-indent="false" fo:padding="0cm" fo:border="none"/>
    </style:style>
    <style:style style:name="P164" style:family="paragraph" style:parent-style-name="Text_20_body" style:list-style-name="L8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5" style:family="paragraph" style:parent-style-name="Text_20_body" style:list-style-name="L83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c716"/>
    </style:style>
    <style:style style:name="T3" style:family="text">
      <style:text-properties fo:language="ru" fo:country="RU" officeooo:rsid="0006142c"/>
    </style:style>
    <style:style style:name="T4" style:family="text">
      <style:text-properties fo:language="ru" fo:country="RU" officeooo:rsid="00045056"/>
    </style:style>
    <style:style style:name="T5" style:family="text">
      <style:text-properties fo:language="ru" fo:country="RU" officeooo:rsid="0012feb6"/>
    </style:style>
    <style:style style:name="T6" style:family="text">
      <style:text-properties officeooo:rsid="0005c716"/>
    </style:style>
    <style:style style:name="T7" style:family="text">
      <style:text-properties officeooo:rsid="0006142c"/>
    </style:style>
    <style:style style:name="T8" style:family="text">
      <style:text-properties officeooo:rsid="000cf215"/>
    </style:style>
    <style:style style:name="T9" style:family="text">
      <style:text-properties officeooo:rsid="000ef11f"/>
    </style:style>
    <style:style style:name="T10" style:family="text">
      <style:text-properties officeooo:rsid="00114b45"/>
    </style:style>
    <style:style style:name="T11" style:family="text">
      <style:text-properties officeooo:rsid="0012feb6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Конатакав- новая идеалогия она схожа с коммунизмом</text:p>
      <text:p text:style-name="P32">страна-Вектор</text:p>
      <text:p text:style-name="P19">1.иерархия </text:p>
      <text:p text:style-name="P19">коопы это прав союзы и т.д</text:p>
      <text:p text:style-name="P19">они собираются раз в год 30-31 декабря там будут все отчёты и предложении о улучшении страны</text:p>
      <text:p text:style-name="P19"><text:s text:c="72"/>1% это президент </text:p>
      <text:p text:style-name="P19"><text:s text:c="70"/></text:p>
      <text:p text:style-name="P19">2.Приоритеты</text:p>
      <text:p text:style-name="P19">1.Армия </text:p>
      <text:p text:style-name="P19">2.Семья</text:p>
      <text:p text:style-name="P19">3.Работа</text:p>
      <text:p text:style-name="P19"><text:span text:style-name="T1"/></text:p>
      <text:p text:style-name="P20">у армии весомые аргументы быть на 1 месте а точнее оружие </text:p>
      <text:p text:style-name="P20"/>
      <text:p text:style-name="P21"/>
      <text:p text:style-name="P21"/>
      <text:p text:style-name="P21"/>
      <text:p text:style-name="P21">счастье граждан-это безопасность как внутреняя так интернет безопасность которая будет нормальной без привышения полномочий как роскомнадзор.</text:p>
      <text:p text:style-name="P21"/>
      <text:p text:style-name="P155"><text:span text:style-name="T4">ИИ становится </text:span><text:span text:style-name="Strong_20_Emphasis"><text:span text:style-name="T4">«Навигатором талантов»</text:span></text:span><text:span text:style-name="T4">. Его задача — </text:span><text:span text:style-name="Emphasis">персональный ассистент</text:span>, который работает <text:span text:style-name="Emphasis">в интересах гражданина</text:span>. Он не передает данные о «неэффективности» начальству без согласия человека. Его рекомендации по повышению ЗП — это приватный совет сотруднику, который тот может использовать на переговорах с работодателем. </text:p>
      <text:list text:style-name="L1">
        <text:list-item>
          <text:p text:style-name="P41"><text:span text:style-name="Strong_20_Emphasis">Функция №1: Анализ навыков.</text:span> ИИ определяет сильные и слабые стороны сотрудника. «Вы сильны в аналитике, но слабы в публичных выступлениях. Вот бесплатные курсы от лучших специалистов страны».</text:p>
        </text:list-item>
        <text:list-item>
          <text:p text:style-name="P41"><text:span text:style-name="Strong_20_Emphasis">Функция №2: Поиск возможностей.</text:span> ИИ автоматически подбирает вакансии внутри страны, соответствующие навыкам и амбициям человека. «Ваш профиль подходит для проекта в сфере биотехнологий. Хотите подать заявку?»</text:p>
        </text:list-item>
        <text:list-item>
          <text:p text:style-name="P41"><text:span text:style-name="Strong_20_Emphasis">Функция №3: Рекомендация наград.</text:span> ИИ не меняет зарплату самостоятельно. Он лишь <text:span text:style-name="Emphasis">рекомендует</text:span> руководству или общественному совету поощрить сотрудника (премия, внеочередной отпуск, грант на исследование) на основе объективных метрик (завершённые проекты, положительные отзывы коллег, внедрённые инновации).</text:p>
        </text:list-item>
      </text:list>
      <text:p text:style-name="P22">Гарантированный базовый доход (ББД) или минимальная зарплата (например, те же 75k) обеспечивают достойный уровень жизни для всех. <text:span text:style-name="Strong_20_Emphasis">Далее — полная свобода.</text:span></text:p>
      <text:list xml:id="list4068418872" text:style-name="L2">
        <text:list-item>
          <text:p text:style-name="P42">Любой гражданин может заключать <text:span text:style-name="Strong_20_Emphasis">«Динамический контракт»</text:span> с работодателем (государственным или частным) на любую заработную плату, которую они согласуют.</text:p>
        </text:list-item>
        <text:list-item>
          <text:p text:style-name="P42"><text:span text:style-name="Strong_20_Emphasis">Роль государства:</text:span> Следить, чтобы контракт соблюдался, и взимать прогрессивный налог с дохода. Налоги идут на финансирование того же ББД и социальной сферы.</text:p>
        </text:list-item>
        <text:list-item>
          <text:h text:style-name="P36" text:outline-level="3">2. Техническая и Архитектурная Децентрализация</text:h>
        </text:list-item>
      </text:list>
      <text:p text:style-name="P2">Права должны быть обеспечены технологически, а не только на бумаге.</text:p>
      <text:list text:style-name="L80">
        <text:list-item>
          <text:p text:style-name="P160"><text:span text:style-name="Strong_20_Emphasis">Принцип «Минимальных данных»:</text:span> Системы должны быть спроектированы так, чтобы собирать только те данные, которые абсолютно необходимы для конкретной функции. «Навигатору талантов» не нужно знать о ваших покупках или состоянии здоровья.</text:p>
        </text:list-item>
        <text:list-item>
          <text:p text:style-name="P160"><text:soft-page-break/><text:span text:style-name="Strong_20_Emphasis">Сквозное шифрование:</text:span> Все личные коммуникации (мессенджеры, почта) должны быть по умолчанию зашифрованы. Государство не должно иметь «запасного ключа».</text:p>
        </text:list-item>
        <text:list-item>
          <text:p text:style-name="P160"><text:span text:style-name="Strong_20_Emphasis">Децентрализованное хранение данных (Data Pods):</text:span> Вместо государственных серверов каждый гражданин хранит свои данные в персональном «цифровом сейфе» (Data Pod), к которому он один имеет полный доступ. Государственные службы и ИИ запрашивают временный, ограниченный доступ к конкретным данным для конкретной услуги (например, «Навигатор» запрашивает доступ к вашим профессиональным навыкам, но не к медицинской карте).</text:p>
        </text:list-item>
        <text:list-item>
          <text:p text:style-name="P160"><text:span text:style-name="Strong_20_Emphasis">Открытый код (Open Source):</text:span> Исходный код всех государственных алгоритмов, принимающих решения («Навигатор», «Меритократ»), должен быть публичным и открытым для аудита независимыми экспертами, учеными и любым гражданином.</text:p>
        </text:list-item>
      </text:list>
      <text:list text:continue-list="list4068418872" text:style-name="L2">
        <text:list-item>
          <text:p text:style-name="P42"/>
        </text:list-item>
        <text:list-item>
          <text:p text:style-name="P42"><text:span text:style-name="Strong_20_Emphasis">Коллегия Цифровых Прав:</text:span></text:p>
        </text:list-item>
        <text:list-item>
          <text:p text:style-name="P42"><text:span text:style-name="Strong_20_Emphasis"> Независимый орган, избираемый или назначаемый при участии профессионального сообщества и гражданского общества. Граждане могут жаловаться ему на злоупотребления со стороны государственных ИИ и систем слежения. Омбудсмен имеет право приостанавливать работу алгоритмов и налагать штрафы. </text:span></text:p>
        </text:list-item>
        <text:list-item>
          <text:p text:style-name="P42"><text:span text:style-name="Strong_20_Emphasis">Этический Комитет по ИИ: Постоянно действующий орган из философов, юристов, технических специалистов и представителей общественности. Его задача — проводить этическую экспертизу всех новых государственных ИИ-систем </text:span><text:span text:style-name="Strong_20_Emphasis"><text:span text:style-name="Emphasis">до</text:span></text:span><text:span text:style-name="Strong_20_Emphasis"> их внедрения.</text:span></text:p>
        </text:list-item>
      </text:list>
      <text:p text:style-name="P157"/>
      <text:p text:style-name="P157"/>
      <text:p text:style-name="Text_20_body"><text:line-break/></text:p>
      <text:p text:style-name="P21"/>
      <text:p text:style-name="P21">но есть риск допустить обществиных деятелей к пульту управления властью</text:p>
      <text:p text:style-name="P21">этого не будет только те кто знает своё дела будут допускаться <text:s/>к пульту <text:s/>пройдя образование на это дела но есть риск олигархических детей у которых всё по блату <text:s/>это будит присикаться на корню не давая олегархам разрастить к пульту управления государством и другими оспектами.</text:p>
      <text:p text:style-name="P21"/>
      <text:p text:style-name="P21"/>
      <text:p text:style-name="P21"/>
      <text:p text:style-name="P21"/>
      <text:p text:style-name="P21">чтобы не было закастинения элит будут <text:span text:style-name="T6">ежегодные перемены власть будет каждые 3 года у 3% менятся кто будет лучшим тот и останется на посту</text:span></text:p>
      <text:p text:style-name="P21"/>
      <text:p text:style-name="P21">чтобы не было застывания иноваций <text:s/>будут набиратся новые учёные и т.д</text:p>
      <text:p text:style-name="P21"/>
      <text:p text:style-name="P23"/>
      <text:p text:style-name="P23"><text:s/></text:p>
      <text:p text:style-name="P23"/>
      <text:p text:style-name="P26">все будут зарабатывать по разному кто как сделал</text:p>
      <text:p text:style-name="P23"/>
      <text:p text:style-name="P23">усердие будет замечать ии и тем самым поднемать зп это как система морали в играх</text:p>
      <text:p text:style-name="P23"><text:s/>------------------------------------------------------------------------------------------------------------------------</text:p>
      <text:p text:style-name="P23">НАЛОГИ</text:p>
      <text:p text:style-name="P15"><text:span text:style-name="T2"><text:s/>налог на богатство </text:span>(от 10% для низких доходов до 45-50% для сверхвысоких)</text:p>
      <text:p text:style-name="P23"><text:soft-page-break/>налог на бизнес (20%)</text:p>
      <text:p text:style-name="P23">налог на сигареты и алкоголь дома (70%<text:span text:style-name="T9">)</text:span></text:p>
      <text:p text:style-name="P23"/>
      <text:p text:style-name="P23"><text:s/>для всех граждан будетденьги можно тратить и на бозарах и рынках</text:p>
      <text:p text:style-name="P23"/>
      <text:p text:style-name="P23">контроль ии</text:p>
      <text:p text:style-name="P23">ии будет под контролем передавых программистов а если ии будет бунтавать то мы ео презапускаем ищем проблемы и устраняем а для сдерживания <text:s text:c="2"/>будет человек который сидит и если будет тревога то отключит весь ии для решения проблемы</text:p>
      <text:p text:style-name="P23"/>
      <text:p text:style-name="P23">пропаганда</text:p>
      <text:p text:style-name="P15"><text:span text:style-name="T2">капитализм </text:span><text:span text:style-name="T5">это тоталиторизм а </text:span><text:span text:style-name="Strong_20_Emphasis">Наш путь — эффективнее. Сравни и убедись!</text:span> </text:p>
      <text:p text:style-name="P23"/>
      <text:p text:style-name="P38">в здоровом теле здоровый дух!</text:p>
      <text:p text:style-name="P23"/>
      <text:p text:style-name="P38">Вступай в лагерь Гардиан!</text:p>
      <text:p text:style-name="P23"/>
      <text:p text:style-name="P23">любишь страну люби и науку(Динозавр)</text:p>
      <text:p text:style-name="P23"/>
      <text:p text:style-name="P40"><text:span text:style-name="T5">и помните </text:span>3% — это не пожизненный статус, а временная должность, после которой человек возвращается <text:span text:style-name="T11">в обычную жизнь</text:span></text:p>
      <text:p text:style-name="P40"/>
      <text:p text:style-name="P40"><text:span text:style-name="T11">ПОМНИТЬ ВСЕМ!:</text:span></text:p>
      <text:p text:style-name="P40"><text:span text:style-name="Strong_20_Emphasis">СБ (внешняя и внутренняя контрразведка, терроризм).</text:span></text:p>
      <text:list text:style-name="L82">
        <text:list-item>
          <text:list>
            <text:list-item>
              <text:p text:style-name="P162"><text:span text:style-name="Strong_20_Emphasis">КиберГвардия (киберпреступность, защита инфраструктуры).</text:span></text:p>
            </text:list-item>
            <text:list-item>
              <text:p text:style-name="P162"><text:span text:style-name="Strong_20_Emphasis">Военная Полиция (армия).</text:span></text:p>
            </text:list-item>
            <text:list-item>
              <text:p text:style-name="P162"><text:span text:style-name="Strong_20_Emphasis">Гражданская Милиция (правопорядок).</text:span></text:p>
            </text:list-item>
          </text:list>
        </text:list-item>
        <text:list-item>
          <text:p text:style-name="P163"/>
        </text:list-item>
      </text:list>
      <text:p text:style-name="Text_20_body"><text:line-break/></text:p>
      <text:p text:style-name="P38"/>
      <text:p text:style-name="P23">защищай родину(это Армия тратил мне в жопу)</text:p>
      <text:p text:style-name="P23"><text:span text:style-name="Strong_20_Emphasis"><text:span text:style-name="T9">н</text:span></text:span><text:span text:style-name="Strong_20_Emphasis">аш путь — это развитие и справедливость. Наша сила — в единстве и уме»</text:span>. </text:p>
      <text:p text:style-name="P23"/>
      <text:p text:style-name="P24"><text:span text:style-name="Strong_20_Emphasis">Для молодежи:</text:span> «Хочешь стать ученым/инженером? Государство даст тебе образование, капитал и лабораторию. Твой успех зависит только от тебя! Долой блат!»</text:p>
      <text:list text:style-name="L3">
        <text:list-item>
          <text:p text:style-name="P43"><text:span text:style-name="Strong_20_Emphasis">Для рабочих и крестьян:</text:span> «Хватит кормить олигархов! Наша нефть — наши деньги! Получай свой гарантированный доход и справедливую зарплату за реальный труд!»</text:p>
        </text:list-item>
        <text:list-item>
          <text:p text:style-name="P43"><text:span text:style-name="Strong_20_Emphasis">Для патриотов:</text:span> «Мы построим крепкую державу, которую боится враг и уважают союзники. Армия и технологии — наш приоритет».</text:p>
        </text:list-item>
      </text:list>
      <text:p text:style-name="P23"/>
      <text:p text:style-name="P23"/>
      <text:p text:style-name="P23">дактрина сам себя обеспечь</text:p>
      <text:p text:style-name="P23">это дактрина по всем отраслям разных деятельнастям там добыча ресурсов,сель хоз и т. д.</text:p>
      <text:p text:style-name="P23"/>
      <text:p text:style-name="P23">------------------------------------------------------------------------------------------------------------------------</text:p>
      <text:p text:style-name="P23">борцы против чёрного рынка сокрощёно Б.П.Ч.Р</text:p>
      <text:p text:style-name="P23"/>
      <text:p text:style-name="P23">эти борцы будут анализировать где есть чёрные рынки сайты точки и так далее </text:p>
      <text:p text:style-name="P15"><text:soft-page-break/><text:span text:style-name="T2">потом они высылают наряд с </text:span><text:span text:style-name="Strong_20_Emphasis">Служба безопасности (СБ):</text:span> Заменяет КГБ. Занимается только контрразведкой и борьбой с терроризмом. Работает строго в рамках закона.</text:p>
      <text:p text:style-name="P23"/>
      <text:p text:style-name="P23">------------------------------------------------------------------------------------------------------------------------</text:p>
      <text:p text:style-name="P24"><text:span text:style-name="Strong_20_Emphasis">КиберГвардия:</text:span> Заменяет «ПрограмНадзор». Контролирует сеть на предмет реальных угроз (терроризм, детское порно, мошенничество). <text:span text:style-name="Strong_20_Emphasis">Не имеет права блокировать сайты.</text:span> Передаёт данные в суд для принятия решения.</text:p>
      <text:p text:style-name="P23"/>
      <text:p text:style-name="P23">------------------------------------------------------------------------------------------------------------------------</text:p>
      <text:p text:style-name="P23">прав союз Животных-все животные кроме собак они для охраны и войны не ненужны должны быть под защитой крупной финансировать приюты,зоопарки и т. д.</text:p>
      <text:p text:style-name="P23"><text:s/></text:p>
      <text:p text:style-name="P25">прав союз-для людей</text:p>
      <text:p text:style-name="P25"/>
      <text:p text:style-name="P25">------------------------------------------------------------------------------------------------------------------------</text:p>
      <text:p text:style-name="P25">что бы силовые структуры не превышали свои полномочия будет построена структурная лестница от Министра силовых структур до обычного армейца </text:p>
      <text:p text:style-name="P25"/>
      <text:p text:style-name="P25">министр силовых структур </text:p>
      <text:p text:style-name="P15"><text:span text:style-name="T3"><text:s text:c="4"/></text:span>↓</text:p>
      <text:p text:style-name="P17">генералы армий</text:p>
      <text:p text:style-name="P15"><text:span text:style-name="T7"><text:s text:c="4"/></text:span>↓</text:p>
      <text:p text:style-name="P17">генералы майоры и т. д.</text:p>
      <text:p text:style-name="P17"><text:s text:c="4"/>↓</text:p>
      <text:p text:style-name="P17">полковник</text:p>
      <text:p text:style-name="P17"><text:s text:c="4"/>↓</text:p>
      <text:p text:style-name="P17">подполковник</text:p>
      <text:p text:style-name="P17"><text:s text:c="4"/>↓</text:p>
      <text:p text:style-name="P17">майор</text:p>
      <text:p text:style-name="P17"><text:s text:c="4"/>↓</text:p>
      <text:p text:style-name="P17">капитан</text:p>
      <text:p text:style-name="P17"><text:s text:c="4"/>↓</text:p>
      <text:p text:style-name="P17">старший лейтенант</text:p>
      <text:p text:style-name="P17"><text:s text:c="4"/>↓</text:p>
      <text:p text:style-name="P17">лейтенант</text:p>
      <text:p text:style-name="P17"><text:s text:c="4"/>↓</text:p>
      <text:p text:style-name="P17">младший лейтенант</text:p>
      <text:p text:style-name="P17"><text:s text:c="4"/>↓</text:p>
      <text:p text:style-name="P17">старший прапорщик</text:p>
      <text:p text:style-name="P17"><text:s text:c="4"/>↓</text:p>
      <text:p text:style-name="P17">старшина прапорщик</text:p>
      <text:p text:style-name="P17"><text:s text:c="4"/>↓</text:p>
      <text:p text:style-name="P17">старший сержант</text:p>
      <text:p text:style-name="P17"><text:s text:c="4"/>↓</text:p>
      <text:p text:style-name="P17">сержант</text:p>
      <text:p text:style-name="P17"><text:s text:c="4"/>↓</text:p>
      <text:p text:style-name="P17">младший сержант</text:p>
      <text:p text:style-name="P17"><text:s text:c="4"/>↓</text:p>
      <text:p text:style-name="P17">ефрейтор</text:p>
      <text:p text:style-name="P17"><text:s text:c="4"/>↓</text:p>
      <text:p text:style-name="P17">рядовой</text:p>
      <text:p text:style-name="P17"><text:soft-page-break/>------------------------------------------------------------------------------------------------------------------------</text:p>
      <text:p text:style-name="P17">телефон (лифт)этот телефон есть только в 3 иерархиях самых важных структурах</text:p>
      <text:p text:style-name="P17">звонить можно только по важным делам</text:p>
      <text:p text:style-name="P17">------------------------------------------------------------------------------------------------------------------------</text:p>
      <text:p text:style-name="P18"><text:span text:style-name="Strong_20_Emphasis">Военная полиция:</text:span> Заменяет «ВоенНадзор». Борется с дедовщиной и преступлениями в армии.</text:p>
      <text:p text:style-name="P17"/>
      <text:p text:style-name="P17">------------------------------------------------------------------------------------------------------------------------</text:p>
      <text:p text:style-name="P17">каждый год будет ротация кадров если кто то будет замешан в корупционой схеме его ловя набутылевают</text:p>
      <text:p text:style-name="P17">------------------------------------------------------------------------------------------------------------------------</text:p>
      <text:p text:style-name="P27">категории оценки эффективнасти чиновников</text:p>
      <text:p text:style-name="P27"/>
      <text:p text:style-name="P27">оценка от граждан</text:p>
      <text:p text:style-name="P27"/>
      <text:p text:style-name="P27">оценка эфективности</text:p>
      <text:p text:style-name="P27"/>
      <text:p text:style-name="P27">оценка пользы для народа</text:p>
      <text:p text:style-name="P27">------------------------------------------------------------------------------------------------------------------------</text:p>
      <text:p text:style-name="P27">лагеря для лучших из лучших в школе от 5 до 11 класса</text:p>
      <text:p text:style-name="P27">самые умные и креативные едут в лучшие лагеря страны с олен клюзив обслуживанием с многими кружками и хобби всё на 5 звёзд для того чтобы школьники любили науку любили развитие эпох </text:p>
      <text:p text:style-name="P27">образование бесплатное для всех детей </text:p>
      <text:p text:style-name="P28">за счёт государство будут строится школы,детсады,универы,пту и т.д</text:p>
      <text:p text:style-name="P33"><text:span text:style-name="Strong_20_Emphasis"/></text:p>
      <text:p text:style-name="P33"><text:span text:style-name="Strong_20_Emphasis"><text:span text:style-name="T10">система оброзования</text:span></text:span></text:p>
      <text:p text:style-name="P33"><text:span text:style-name="Strong_20_Emphasis"/></text:p>
      <text:p text:style-name="P33"><text:span text:style-name="Strong_20_Emphasis">1. Основные принципы системы</text:span></text:p>
      <text:list text:style-name="L4">
        <text:list-item>
          <text:p text:style-name="P44"><text:span text:style-name="Strong_20_Emphasis">Персонализация:</text:span> Индивидуальная траектория развития для каждого ученика, основанная на его талантах, интересах и темпе восприятия.</text:p>
        </text:list-item>
        <text:list-item>
          <text:p text:style-name="P44"><text:span text:style-name="Strong_20_Emphasis">Практикоориентированность:</text:span> Знания неотделимы от их применения. Теория закрепляется через решение реальных задач в лабораториях, мастерских и на производствах.</text:p>
        </text:list-item>
        <text:list-item>
          <text:p text:style-name="P44"><text:span text:style-name="Strong_20_Emphasis">Непрерывность (Lifelong Learning):</text:span> Образование длится всю жизнь. Государство предоставляет возможности для переобучения и повышения квалификации на всех этапах карьеры.</text:p>
        </text:list-item>
        <text:list-item>
          <text:p text:style-name="P44"><text:span text:style-name="Strong_20_Emphasis">Гибридность:</text:span> Смешанный формат обучения: онлайн-платформа с лучшими курсами мира + оффлайн-взаимодействие в школах-хабах для практики и социализации.</text:p>
        </text:list-item>
        <text:list-item>
          <text:p text:style-name="P44"><text:span text:style-name="Strong_20_Emphasis">Государственно-общественный паритет:</text:span> Система готовит не просто специалистов, а ответственных граждан, разделяющих ценности «Конатакав».</text:p>
        </text:list-item>
      </text:list>
      <text:p text:style-name="Horizontal_20_Line"/>
      <text:h text:style-name="P1" text:outline-level="3"><text:span text:style-name="Strong_20_Emphasis">2. Структура образовательного пути</text:span></text:h>
      <text:h text:style-name="P4" text:outline-level="4"><text:span text:style-name="Strong_20_Emphasis">Этап 1: Фундамент (0-10 лет)</text:span></text:h>
      <text:list text:style-name="L5">
        <text:list-item>
          <text:p text:style-name="P45"><text:span text:style-name="Strong_20_Emphasis">Цель:</text:span> Раскрытие потенциала, развитие soft skills, эмоционального интеллекта, любознательности.</text:p>
        </text:list-item>
        <text:list-item>
          <text:p text:style-name="P45"><text:span text:style-name="Strong_20_Emphasis">Формат:</text:span> Семейно-центрированные детские сады и начальные школы-«Экотории».</text:p>
        </text:list-item>
        <text:list-item>
          <text:p text:style-name="P46"><text:soft-page-break/><text:span text:style-name="Strong_20_Emphasis">Содержание:</text:span></text:p>
          <text:list>
            <text:list-item>
              <text:p text:style-name="P45"><text:span text:style-name="Strong_20_Emphasis">Игровое обучение:</text:span> Основа основ. Дети познают мир через проекты и эксперименты.</text:p>
            </text:list-item>
            <text:list-item>
              <text:p text:style-name="P45"><text:span text:style-name="Strong_20_Emphasis">Развитие креативности:</text:span> Музыка, искусство, конструирование, театр — как обязательные дисциплины.</text:p>
            </text:list-item>
            <text:list-item>
              <text:p text:style-name="P45"><text:span text:style-name="Strong_20_Emphasis">Основы цифровой грамотности:</text:span> Безопасное взаимодействие с технологиями, основы логики и алгоритмического мышления (без экранной зависимости).</text:p>
            </text:list-item>
            <text:list-item>
              <text:p text:style-name="P45"><text:span text:style-name="Strong_20_Emphasis">Физическое развитие:</text:span> Не спорт высоких достижений, а разнообразная активность (плавание, гимнастика, единоборства, туризм) для формирования здоровой привычки.</text:p>
            </text:list-item>
          </text:list>
        </text:list-item>
      </text:list>
      <text:h text:style-name="P4" text:outline-level="4"><text:span text:style-name="Strong_20_Emphasis">Этап 2: Навигация (11-15 лет)</text:span></text:h>
      <text:list text:style-name="L6">
        <text:list-item>
          <text:p text:style-name="P47"><text:span text:style-name="Strong_20_Emphasis">Цель:</text:span> Самопознание, выявление склонностей, получение широких междисциплинарных знаний.</text:p>
        </text:list-item>
        <text:list-item>
          <text:p text:style-name="P47"><text:span text:style-name="Strong_20_Emphasis">Формат:</text:span> Средние школы-«Хабы».</text:p>
        </text:list-item>
        <text:list-item>
          <text:p text:style-name="P48"><text:span text:style-name="Strong_20_Emphasis">Содержание:</text:span></text:p>
          <text:list>
            <text:list-item>
              <text:p text:style-name="P47"><text:span text:style-name="Strong_20_Emphasis">Ядро знаний:</text:span> Углубленное изучение математики, языка, естественных наук и истории через призму критического мышления.</text:p>
            </text:list-item>
            <text:list-item>
              <text:p text:style-name="P47"><text:span text:style-name="Strong_20_Emphasis">«Примерочная профессий»:</text:span> Циклы коротких практикумов по разным направлениям (робототехника, биотехнологии, медиа, дизайн, социальные проекты).</text:p>
            </text:list-item>
            <text:list-item>
              <text:p text:style-name="P47"><text:span text:style-name="Strong_20_Emphasis">Работа с «Навигатором Талантов» (ИИ):</text:span> Система анализирует успехи и предпочтения ученика и предлагает индивидуальный учебный план и кружки для углубленного изучения.</text:p>
            </text:list-item>
            <text:list-item>
              <text:p text:style-name="P47"><text:span text:style-name="Strong_20_Emphasis">Основы проектной работы:</text:span> Ученики учатся работать в команде, управлять проектами и представлять результаты.</text:p>
            </text:list-item>
          </text:list>
        </text:list-item>
      </text:list>
      <text:h text:style-name="P4" text:outline-level="4"><text:span text:style-name="Strong_20_Emphasis">Этап 3: Фокусировка (16-18 лет)</text:span></text:h>
      <text:list text:style-name="L7">
        <text:list-item>
          <text:p text:style-name="P49"><text:span text:style-name="Strong_20_Emphasis">Цель:</text:span> Глубокое погружение в выбранную профессиональную область, развитие экспертизы.</text:p>
        </text:list-item>
        <text:list-item>
          <text:p text:style-name="P49"><text:span text:style-name="Strong_20_Emphasis">Формат:</text:span> Старшие школы-«Академии» или профильные лицеи при университетах и технопарках.</text:p>
        </text:list-item>
        <text:list-item>
          <text:p text:style-name="P50"><text:span text:style-name="Strong_20_Emphasis">Содержание:</text:span></text:p>
          <text:list>
            <text:list-item>
              <text:p text:style-name="P49"><text:span text:style-name="Strong_20_Emphasis">Выбор трека:</text:span> Ученик выбирает одно из стратегических направлений (научно-инженерное, IT-аналитическое, социально-гуманитарное, художественно-творческое).</text:p>
            </text:list-item>
            <text:list-item>
              <text:p text:style-name="P49"><text:span text:style-name="Strong_20_Emphasis">Работа с наставниками:</text:span> За каждым учеником закреплен практикующий эксперт из университета или индустрии.</text:p>
            </text:list-item>
            <text:list-item>
              <text:p text:style-name="P49"><text:span text:style-name="Strong_20_Emphasis">Реальный проект:</text:span> Выпускной работой является не экзамен, а реализованный проект: действующий прототип, исследование, стартап, социальная инициатива или художественное произведение.</text:p>
            </text:list-item>
            <text:list-item>
              <text:p text:style-name="P49"><text:span text:style-name="Strong_20_Emphasis">Стажировки:</text:span> Обязательная практика на предприятиях или в научных лабораториях.</text:p>
            </text:list-item>
          </text:list>
        </text:list-item>
      </text:list>
      <text:h text:style-name="P4" text:outline-level="4"><text:span text:style-name="Strong_20_Emphasis">Этап 4: Мастерство (18+ лет)</text:span></text:h>
      <text:list text:style-name="L8">
        <text:list-item>
          <text:p text:style-name="P51"><text:span text:style-name="Strong_20_Emphasis">Цель:</text:span> Подготовка высококлассных специалистов и ученых.</text:p>
        </text:list-item>
        <text:list-item>
          <text:p text:style-name="P51"><text:span text:style-name="Strong_20_Emphasis">Формат:</text:span> Университеты-«Творцы» и отраслевые академии.</text:p>
        </text:list-item>
        <text:list-item>
          <text:p text:style-name="P52"><text:span text:style-name="Strong_20_Emphasis">Содержание:</text:span></text:p>
          <text:list>
            <text:list-item>
              <text:p text:style-name="P51"><text:span text:style-name="Strong_20_Emphasis">Гибкие программы:</text:span> Студенты сами формируют набор курсов под свои цели.</text:p>
            </text:list-item>
            <text:list-item>
              <text:p text:style-name="P51"><text:span text:style-name="Strong_20_Emphasis">Обучение через исследование:</text:span> С первого курса студенты вовлечены в реальные R&amp;D проекты.</text:p>
            </text:list-item>
            <text:list-item>
              <text:p text:style-name="P51"><text:soft-page-break/><text:span text:style-name="Strong_20_Emphasis">Междисциплинарность:</text:span> Программы на стыке наук: биоинформатика, когнитивные науки, инженерная экология.</text:p>
            </text:list-item>
            <text:list-item>
              <text:p text:style-name="P51"><text:span text:style-name="Strong_20_Emphasis">«Капитал Развития»:</text:span> Выделяемые государством средства можно использовать для оплаты обучения, запуска стартапа или стажировки за рубежом.</text:p>
            </text:list-item>
          </text:list>
        </text:list-item>
      </text:list>
      <text:h text:style-name="P4" text:outline-level="4"><text:span text:style-name="Strong_20_Emphasis">Этап 5: Непрерывный рост (Взрослая жизнь)</text:span></text:h>
      <text:list text:style-name="L9">
        <text:list-item>
          <text:p text:style-name="P53"><text:span text:style-name="Strong_20_Emphasis">Цель:</text:span> Актуальность навыков в быстро меняющемся мире.</text:p>
        </text:list-item>
        <text:list-item>
          <text:p text:style-name="P53"><text:span text:style-name="Strong_20_Emphasis">Формат:</text:span> Онлайн-платформа «Вектор Знаний», корпоративные университеты, короткие программы переобучения.</text:p>
        </text:list-item>
        <text:list-item>
          <text:p text:style-name="P53"><text:span text:style-name="Strong_20_Emphasis">Содержание:</text:span> Государство гарантирует каждому гражданину право на ежегодное бесплатное повышение квалификации. «Навигатор Талантов» рекомендует курсы, исходя из запросов экономики и индивидуальной карьерной траектории.</text:p>
        </text:list-item>
      </text:list>
      <text:p text:style-name="Horizontal_20_Line"/>
      <text:h text:style-name="P1" text:outline-level="3"><text:span text:style-name="Strong_20_Emphasis">3. Ключевые технологии и инструменты</text:span></text:h>
      <text:list text:style-name="L10">
        <text:list-item>
          <text:p text:style-name="P54"><text:span text:style-name="Strong_20_Emphasis">Цифровой образовательный аватар:</text:span> У каждого ученика есть его цифровой двойник, который собирает данные о его успехах, стиле обучения, сильных и слабых сторонах. Это помогает «Навигатору» давать точные рекомендации. <text:span text:style-name="Strong_20_Emphasis">Важно:</text:span> Данные защищены и используются только в образовательных целях.</text:p>
        </text:list-item>
        <text:list-item>
          <text:p text:style-name="P54"><text:span text:style-name="Strong_20_Emphasis">VR/AR-лаборатории:</text:span> Возможность проводить опасные химические опыты, оперировать виртуального пациента или изучать историю, «путешествуя» по древним городам.</text:p>
        </text:list-item>
        <text:list-item>
          <text:p text:style-name="P54"><text:span text:style-name="Strong_20_Emphasis">Геймификация:</text:span> Система баллов, званий и достижений не для соревнования, а для мотивации и визуализации собственного прогресса.</text:p>
        </text:list-item>
        <text:list-item>
          <text:p text:style-name="P54"><text:span text:style-name="Strong_20_Emphasis">Нейроинтерфейсы (на перспективу):</text:span> Для помощи детям с ограниченными возможностями и изучения когнитивных процессов обучения.</text:p>
        </text:list-item>
      </text:list>
      <text:p text:style-name="Horizontal_20_Line"/>
      <text:h text:style-name="P1" text:outline-level="3"><text:span text:style-name="Strong_20_Emphasis">4. Роль учителя (Наставника)</text:span></text:h>
      <text:p text:style-name="P2">Учитель перестает быть транслятором знаний. Его новые роли:</text:p>
      <text:list text:style-name="L11">
        <text:list-item>
          <text:p text:style-name="P55"><text:span text:style-name="Strong_20_Emphasis">Ментор и мотиватор:</text:span> Помогает ученику найти свой путь, вдохновляет.</text:p>
        </text:list-item>
        <text:list-item>
          <text:p text:style-name="P55"><text:span text:style-name="Strong_20_Emphasis">Фасилитатор:</text:span> Организует процесс познания, помогает работать в команде.</text:p>
        </text:list-item>
        <text:list-item>
          <text:p text:style-name="P55"><text:span text:style-name="Strong_20_Emphasis">Эксперт-практик:</text:span> Делится реальным опытом, а не только теоретическими знаниями.</text:p>
        </text:list-item>
      </text:list>
      <text:p text:style-name="P2">Для этого создается <text:span text:style-name="Strong_20_Emphasis">Национальная программа «Учитель XXI»</text:span> с беспрецедентным уровнем подготовки, достойной зарплатой и высоким социальным статусом.</text:p>
      <text:p text:style-name="Horizontal_20_Line"/>
      <text:h text:style-name="P1" text:outline-level="3"><text:soft-page-break/><text:span text:style-name="Strong_20_Emphasis">5. Оценка эффективности</text:span></text:h>
      <text:p text:style-name="P2">Отменяется система пятибалльных оценок. Вместо нее:</text:p>
      <text:list text:style-name="L12">
        <text:list-item>
          <text:p text:style-name="P56"><text:span text:style-name="Strong_20_Emphasis">Система компетенций:</text:span> Ученик осваивает и подтверждает конкретные навыки (например, «способен провести статистический анализ данных», «способен разработать прототип устройства»).</text:p>
        </text:list-item>
        <text:list-item>
          <text:p text:style-name="P56"><text:span text:style-name="Strong_20_Emphasis">Портфолио проектов:</text:span> Главный показатель — не оценки, а реализованные проекты и решения.</text:p>
        </text:list-item>
        <text:list-item>
          <text:p text:style-name="P56"><text:span text:style-name="Strong_20_Emphasis">Формирующее оценивание:</text:span> Постоянная обратная связь от наставников, ИИ и одногруппников для улучшения результатов, а не для навешивания ярлыков.</text:p>
        </text:list-item>
      </text:list>
      <text:p text:style-name="P27"/>
      <text:p text:style-name="P27">------------------------------------------------------------------------------------------------------------------------</text:p>
      <text:p text:style-name="P29"><text:span text:style-name="T1"/></text:p>
      <text:p text:style-name="P17">------------------------------------------------------------------------------------------------------------------------</text:p>
      <text:p text:style-name="P6">конституция:</text:p>
      <text:h text:style-name="P5" text:outline-level="3"><text:span text:style-name="Strong_20_Emphasis">РАЗДЕЛ I: ОСНОВЫ ГОСУДАРСТВЕННОГО СТРОЯ</text:span></text:h>
      <text:p text:style-name="P13"><text:span text:style-name="Strong_20_Emphasis">Статья 1: Власть и Иерархия</text:span></text:p>
      <text:list text:style-name="L13">
        <text:list-item>
          <text:p text:style-name="P57">Вся власть в государстве исходит от народа и осуществляется через строгую иерархию ответственности: 97% (Трудовой Народ), 3% (Управленческий Корпус), 2% (Совет Кооперативов и Профсоюзов), 1% (Верховный Координатор).</text:p>
        </text:list-item>
        <text:list-item>
          <text:p text:style-name="P57">Высшим органом народного волеизъявления является Всеобщее Собрание, проводимое 30-31 декабря каждого года.</text:p>
        </text:list-item>
      </text:list>
      <text:p text:style-name="P13"><text:span text:style-name="Strong_20_Emphasis">Статья 2: Экономическая модель</text:span></text:p>
      <text:list text:style-name="L14">
        <text:list-item>
          <text:p text:style-name="P58">Все стратегические предприятия, природные ресурсы и земля являются собственностью государства.</text:p>
        </text:list-item>
        <text:list-item>
          <text:p text:style-name="P58">Частная предпринимательская деятельность разрешена только в формах малого и среднего бизнеса, а также в виде кооперативов под контролем Совета Кооперативов.</text:p>
        </text:list-item>
        <text:list-item>
          <text:p text:style-name="P58">Крупная частная собственность (олигархия) запрещена. Закон обратной силы не имеет, но с момента принятия Акта все крупные активы национализируются.</text:p>
        </text:list-item>
      </text:list>
      <text:p text:style-name="P13"><text:span text:style-name="Strong_20_Emphasis">Статья 3: Государственные приоритеты</text:span><text:line-break/>Приоритеты государства, в порядке убывания:</text:p>
      <text:list text:style-name="L15">
        <text:list-item>
          <text:p text:style-name="P59">Мощь и технологическое превосходство Армии.</text:p>
        </text:list-item>
        <text:list-item>
          <text:p text:style-name="P59">Благополучие и поддержка Семьи.</text:p>
        </text:list-item>
        <text:list-item>
          <text:p text:style-name="P59">Гарантия Труда и справедливой оплаты.</text:p>
        </text:list-item>
        <text:list-item>
          <text:p text:style-name="P59">Личное Счастье и Безопасность граждан.</text:p>
        </text:list-item>
      </text:list>
      <text:p text:style-name="P14"/>
      <text:h text:style-name="P12" text:outline-level="3"><text:soft-page-break/><text:span text:style-name="Strong_20_Emphasis"/></text:h>
      <text:h text:style-name="P12" text:outline-level="3"><text:span text:style-name="Strong_20_Emphasis">1. Фундамент: Конституционные и Правовые Гарантии</text:span></text:h>
      <text:p text:style-name="P2">Это «Билль о цифровых правах», который не может быть изменен простым большинством.</text:p>
      <text:list text:style-name="L79">
        <text:list-item>
          <text:p text:style-name="P158"><text:span text:style-name="Strong_20_Emphasis">Статья 1: Неприкосновенность частной жизни.</text:span> «Каждый гражданин имеет право контролировать свои персональные данные. Сбор, хранение и обработка данных возможны только с явного, осознанного и добровольного согласия гражданина, за исключением случаев, прямо указанных в законе (например, уголовное преследование по решению суда).»</text:p>
        </text:list-item>
        <text:list-item>
          <text:p text:style-name="P158"><text:span text:style-name="Strong_20_Emphasis">Статья 2: Запрет на создание единого досье.</text:span> «Запрещается создание единой, универсальной базы данных, объединяющей информацию о здоровье, финансах, социальном поведении, передвижении и политических взглядах гражданина. Данные должны храниться в раздельных, слабо связанных репозиториях.»</text:p>
        </text:list-item>
        <text:list-item>
          <text:p text:style-name="P158"><text:span text:style-name="Strong_20_Emphasis">Статья 3: Право на анонимность и шифрование.</text:span> «Граждане имеют право на использование инструментов шифрования и анонимизации для защиты своей частной переписки и коммуникаций. Это право не может быть ограничено под предлогом безопасности.»</text:p>
        </text:list-item>
        <text:list-item>
          <text:p text:style-name="P158"><text:span text:style-name="Strong_20_Emphasis">Статья 4: Право на алгоритмическую справедливость.</text:span> «Ни одно автоматизированное решение (ИИ), существенно затрагивающее права и свободы гражданина (напр., увольнение, снижение дохода, отказ в кредите, доступ к образованию), не может быть окончательным. Гражданин имеет <text:span text:style-name="Strong_20_Emphasis">неотъемлемое право на человеческую апелляцию</text:span> — пересмотр его дела независимой комиссией или судом.»</text:p>
        </text:list-item>
        <text:list-item>
          <text:p text:style-name="P158"><text:span text:style-name="Strong_20_Emphasis">Статья 5: Запрет на превентивную аналитику.</text:span> «Запрещается разработка и применение систем, которые наказывают или ограничивают права граждан на основе прогноза их <text:span text:style-name="Emphasis">потенциального</text:span> поведения («преступление до мысли»). Основанием для правовых последствий могут быть только совершенные действия.»</text:p>
        </text:list-item>
        <text:list-item>
          <text:p text:style-name="P158"><text:span text:style-name="Strong_20_Emphasis">Статья 6: «Право на забвение».</text:span> «Граждане имеют право требовать удаления устаревших, нерелевантных или непроверенных личных данных, которые не представляют общественного интереса и не связаны с раскрытыми преступлениями.»</text:p>
        </text:list-item>
        <text:list-item>
          <text:p text:style-name="P159"><text:span text:style-name="T11">Статья7:(ч</text:span>лены Коллегии Цифровых Прав<text:span text:style-name="T11">)</text:span> члены Коллегии Цифровых Прав избираются случайной жеребьевкой из пуска кандидатов, предложенных профессиональными ассоциациями (программистов, юристов, правозащитников), и не могут быть уволены исполнительной властью. </text:p>
        </text:list-item>
      </text:list>
      <text:p text:style-name="P154"><text:span text:style-name="Strong_20_Emphasis"/></text:p>
      <text:h text:style-name="P12" text:outline-level="3"><text:span text:style-name="Strong_20_Emphasis">РАЗДЕЛ II: ПРАВА, ОБЯЗАННОСТИ И СОЦИАЛЬНАЯ ИНЖЕНЕРИЯ</text:span></text:h>
      <text:p text:style-name="P13"><text:span text:style-name="Strong_20_Emphasis">Статья 4: Труд и Доход</text:span></text:p>
      <text:list text:style-name="L16">
        <text:list-item>
          <text:p text:style-name="P60">Минимальный гарантированный доход гражданина составляет 75 000 кредитов (усл. ед.).</text:p>
        </text:list-item>
        <text:list-item>
          <text:p text:style-name="P60"><text:soft-page-break/>Максимальный доход для члена Управленческого Корпуса (3%) не может превышать 150 000 кредитов.</text:p>
        </text:list-item>
        <text:list-item>
          <text:p text:style-name="P60">Доходы сверх установленного лимита облагаются прогрессивным налогом до 56% и направляются в государственный бюджет.</text:p>
        </text:list-item>
        <text:list-item>
          <text:p text:style-name="P61">Навигатор талантов», функция которого — <text:span text:style-name="Strong_20_Emphasis">анализировать и рекомендовать</text:span>. Окончательное решение о зарплате и карьере должно оставаться за человеком (комиссией) на основе этих данных. </text:p>
        </text:list-item>
      </text:list>
      <text:p text:style-name="P13"><text:span text:style-name="Strong_20_Emphasis">Статья 5: Социальные обязанности</text:span></text:p>
      <text:list text:style-name="L17">
        <text:list-item>
          <text:p text:style-name="P62">Каждый гражданин обязан вносить вклад в благополучие нации: 4 часа в месяц на общественных работах или занятиях спортом.</text:p>
        </text:list-item>
        <text:list-item>
          <text:p text:style-name="P62">Уклонение от обязанностей ведет к понижению КПД и, как следствие, дохода.</text:p>
        </text:list-item>
      </text:list>
      <text:p text:style-name="P13"><text:span text:style-name="Strong_20_Emphasis">Статья 6: Семья и Здоровье</text:span></text:p>
      <text:list text:style-name="L18">
        <text:list-item>
          <text:p text:style-name="P63">Создание семьи является долгом перед государством. Многодетные семьи получают приоритет при получении жилья и доступ к улучшенным социальным лифтам.</text:p>
        </text:list-item>
        <text:list-item>
          <text:p text:style-name="P63">Курение и употребление алкоголя в личных целях облагаются налогом в 70%. Производство и продажа вне государственной монополии запрещены.</text:p>
        </text:list-item>
      </text:list>
      <text:p text:style-name="P14"/>
      <text:h text:style-name="P12" text:outline-level="3"><text:span text:style-name="Strong_20_Emphasis">РАЗДЕЛ III: ГОСУДАРСТВЕННОЕ УПРАВЛЕНИЕ И КОНТРОЛЬ</text:span></text:h>
      <text:p text:style-name="P13"><text:span text:style-name="Strong_20_Emphasis">Статья 7: Система надзора</text:span></text:p>
      <text:list text:style-name="L19">
        <text:list-item>
          <text:p text:style-name="P64">Надзор за цифровым пространством осуществляет <text:span text:style-name="Strong_20_Emphasis">ПрограмНадзор</text:span>. Любое решение о блокировке ресурса должно быть одобрено Навигатора талантов <text:s/>после проверки на соответствие критериям угрозы государственной безопасности.</text:p>
        </text:list-item>
        <text:list-item>
          <text:p text:style-name="P65">Личный произвол чиновника при цензуре карается немедленным отстранением от должности и проверкой Комитетом ГосБезопасности (КГБ).</text:p>
        </text:list-item>
      </text:list>
      <text:p text:style-name="P13"><text:span text:style-name="Strong_20_Emphasis">Статья 8: Борьба с теневой экономикой</text:span></text:p>
      <text:list text:style-name="L20">
        <text:list-item>
          <text:p text:style-name="P66">Специальное подразделение <text:span text:style-name="Strong_20_Emphasis">Б.П.Ч.Р.</text:span> (Борцы Против Чёрного Рынка) уполномочено в режиме реального времени анализировать финансовые потоки и выявлять незаконные сделки.</text:p>
        </text:list-item>
        <text:list-item>
          <text:p text:style-name="P66">Обнаруженные точки чёрного рынка ликвидируются силами КГБ. Участники несут ответственность вплоть до конфискации имущества и направления на исправительные работы.</text:p>
        </text:list-item>
      </text:list>
      <text:p text:style-name="P13"><text:span text:style-name="Strong_20_Emphasis">Статья 9: Военная доктрина и ВоенНадзор</text:span></text:p>
      <text:list text:style-name="L21">
        <text:list-item>
          <text:p text:style-name="P67">Военная служба является почётной обязанностью. Армия содержится в состоянии постоянной технологической готовности.</text:p>
        </text:list-item>
        <text:list-item>
          <text:p text:style-name="P67">За соблюдением устава и недопущением дедовщины следит независимый орган <text:span text:style-name="Strong_20_Emphasis">ВоенНадзор</text:span>, подотчётный непосредственно Министру Силовых Структур.</text:p>
        </text:list-item>
      </text:list>
      <text:p text:style-name="P13"><text:span text:style-name="Strong_20_Emphasis">Статья 10: Ротация кадров и оценка эффективности</text:span></text:p>
      <text:list text:style-name="L22">
        <text:list-item>
          <text:p text:style-name="P68"><text:soft-page-break/>Каждый член Управленческого Корпуса (3%) занимает свою должность на выборной основе сроком на 3 года.</text:p>
        </text:list-item>
        <text:list-item>
          <text:p text:style-name="P69">Эффективность чиновника оценивается по трём критериям:</text:p>
          <text:list>
            <text:list-item>
              <text:p text:style-name="P68"><text:span text:style-name="Strong_20_Emphasis">Оценка граждан</text:span> (через систему цифрового рейтинга).</text:p>
            </text:list-item>
            <text:list-item>
              <text:p text:style-name="P68"><text:span text:style-name="Strong_20_Emphasis">Выполнение плановых показателей.</text:span></text:p>
            </text:list-item>
            <text:list-item>
              <text:p text:style-name="P68"><text:span text:style-name="Strong_20_Emphasis">Коэффициент народной пользы</text:span> (рассчитывается ИИ на основе Big Data).</text:p>
            </text:list-item>
          </text:list>
        </text:list-item>
        <text:list-item>
          <text:p text:style-name="P68">Чиновник, набравший низкий совокупный балл, покидает свой пост досрочно.</text:p>
        </text:list-item>
      </text:list>
      <text:p text:style-name="P14"/>
      <text:h text:style-name="P12" text:outline-level="3"><text:span text:style-name="Strong_20_Emphasis">РАЗДЕЛ IV: ФИНАНСЫ И НАЛОГИ</text:span></text:h>
      <text:p text:style-name="P13"><text:span text:style-name="Strong_20_Emphasis">Статья 11: Налоговая система</text:span><text:line-break/>Действуют следующие основные налоги:</text:p>
      <text:list text:style-name="L23">
        <text:list-item>
          <text:p text:style-name="P70"><text:span text:style-name="Strong_20_Emphasis">Прогрессивный налог на доход:</text:span> от 10% до 56%.</text:p>
        </text:list-item>
        <text:list-item>
          <text:p text:style-name="P70"><text:span text:style-name="Strong_20_Emphasis">Налог на бизнес:</text:span> 20%.</text:p>
        </text:list-item>
        <text:list-item>
          <text:p text:style-name="P70"><text:span text:style-name="Strong_20_Emphasis">Налог на роскошь:</text:span> 45%.</text:p>
        </text:list-item>
        <text:list-item>
          <text:p text:style-name="P70"><text:span text:style-name="Strong_20_Emphasis">Акцизы на вредные товары:</text:span> (табак, алкоголь) — 70%.</text:p>
        </text:list-item>
      </text:list>
      <text:p text:style-name="P13"><text:span text:style-name="Strong_20_Emphasis">Статья 12: Денежное обращение</text:span></text:p>
      <text:list text:style-name="L24">
        <text:list-item>
          <text:p text:style-name="P71">Основным платёжным средством является цифровой кредит.</text:p>
        </text:list-item>
        <text:list-item>
          <text:p text:style-name="P71"> ЦСР — это современный, технологичный инструмент для обеспечения социальной справедливости, не ущемляющий свободу выбора. .</text:p>
        </text:list-item>
      </text:list>
      <text:p text:style-name="P14"/>
      <text:h text:style-name="P12" text:outline-level="3"><text:span text:style-name="Strong_20_Emphasis">РАЗДЕЛ V: ЗАКЛЮЧИТЕЛЬНЫЕ ПОЛОЖЕНИЯ</text:span></text:h>
      <text:p text:style-name="P13"><text:span text:style-name="Strong_20_Emphasis">Статья 13: Верховный арбитр</text:span></text:p>
      <text:list text:style-name="L25">
        <text:list-item>
          <text:p text:style-name="P72">Надзор за всей системой ИИ осуществляет коллегия ведущих программистов — <text:span text:style-name="Strong_20_Emphasis">Совет Архитекторов</text:span>.</text:p>
        </text:list-item>
        <text:list-item>
          <text:p text:style-name="P72">В случае возникновения угрозы выхода ИИ из-под контроля, Верховный Координатор имеет право наложить вето и инициировать его полную перезагрузку.</text:p>
        </text:list-item>
      </text:list>
      <text:p text:style-name="P161"><text:span text:style-name="Strong_20_Emphasis">Статья 14: Принцип Открытой Силы и Суверенитета Народа</text:span></text:p>
      <text:list text:style-name="L83">
        <text:list-item>
          <text:p text:style-name="P164"><text:span text:style-name="Strong_20_Emphasis">Суверенитет Дискуссии.</text:span> Никакие идеи, философские взгляды или публичные призывы к изменению основ конституционного строя, включая экономическую модель, не могут быть основанием для уголовного или административного преследования. Единственным правовым ограничением свободы выражения являются <text:span text:style-name="Strong_20_Emphasis">прямые и публичные призывы к насильственным действиям</text:span>, которые рассматриваются в соответствии с уголовным законодательством.</text:p>
        </text:list-item>
        <text:list-item>
          <text:p text:style-name="P165"><text:soft-page-break/><text:span text:style-name="Strong_20_Emphasis">Доктрина Идейного Превосходства.</text:span> Государство и общество «Конатакав» уверены в превосходстве своей модели, которое доказывается не запретами, а <text:span text:style-name="Strong_20_Emphasis">практическими результатами</text:span>:</text:p>
          <text:list>
            <text:list-item>
              <text:p text:style-name="P164">Ростом благосостояния и уровня счастья граждан.</text:p>
            </text:list-item>
            <text:list-item>
              <text:p text:style-name="P164">Технологическими и научными прорывами.</text:p>
            </text:list-item>
            <text:list-item>
              <text:p text:style-name="P164">Справедливостью и прозрачностью социальных лифтов.</text:p>
            </text:list-item>
            <text:list-item>
              <text:p text:style-name="P164">Победами в открытых публичных дебатах на «Платформе Народное Решение» и других общественных площадках.</text:p>
            </text:list-item>
          </text:list>
        </text:list-item>
        <text:list-item>
          <text:p text:style-name="P164"><text:span text:style-name="Strong_20_Emphasis">Конституционный Референдум как Единственный Механизм Изменений.</text:span> Вопрос о кардинальном изменении основ государственного строя (включая смену экономической модели или политической иерархии) может быть решен <text:span text:style-name="Strong_20_Emphasis">исключительно</text:span> через Всенародный Референдум. Для его инициации необходимо собрать подписи не менее 50% граждан от общего числа избирателей. Это гарантирует, что такие изменения будут отражать действительную волю подавляющего большинства народа, а не узкой группы.</text:p>
        </text:list-item>
        <text:list-item>
          <text:p text:style-name="P164"><text:span text:style-name="Strong_20_Emphasis">Запрет на внешнее идеологическое вмешательство.</text:span> Запрещается финансирование политической агитации, направленной на изменение основ конституционного строя, из иностранных источников. Нарушение этого правила является не идеологическим, а <text:span text:style-name="Strong_20_Emphasis">уголовным преступлением</text:span> (незаконное иностранное влияние), расследуемым <text:span text:style-name="Strong_20_Emphasis">Службой Безопасности (СБ)</text:span>.</text:p>
        </text:list-item>
      </text:list>
      <text:p text:style-name="P161"><text:line-break/></text:p>
      <text:h text:style-name="P8" text:outline-level="3"><text:span text:style-name="Strong_20_Emphasis">Корпус «Гардиан»: военно-патриотический и спортивный лагерь</text:span></text:h>
      <text:p text:style-name="P2"><text:span text:style-name="Strong_20_Emphasis">1. Суть и цель:</text:span><text:line-break/>«Гардиан» — это сеть учебно-развлекательных центров (лагерей) для подростков. Его цель — <text:span text:style-name="Strong_20_Emphasis">патриотическое воспитание, физическое развитие, обучение работе в команде и основам безопасности</text:span> через игровые симуляции и спортивные мероприятия. Это не подготовка к реальной войне, а аналог <text:span text:style-name="Strong_20_Emphasis">«Юнармии»</text:span>, скаутского движения или спортивного клуба.</text:p>
      <text:p text:style-name="P2"><text:span text:style-name="Strong_20_Emphasis">2. Возрастные группы и программа:</text:span></text:p>
      <text:list text:style-name="L26">
        <text:list-item>
          <text:p text:style-name="P73"><text:span text:style-name="Strong_20_Emphasis">12–14 лет (младший состав):</text:span> Основное внимание уделяется спорту, туризму, истории, основам выживания в природе, курсам первой помощи. Стрельба — только из пневматического или лазерного оружия в тире.</text:p>
        </text:list-item>
        <text:list-item>
          <text:p text:style-name="P73"><text:span text:style-name="Strong_20_Emphasis">15–17 лет (старший состав):</text:span> Добавляется тактическая подготовка на полигонах (лазертаг/страйкбол), основы радиодела, ориентирования, более сложные походы и командные игры («захват флага», оборонительные мероприятия).</text:p>
        </text:list-item>
        <text:list-item>
          <text:p text:style-name="P73"><text:span text:style-name="Strong_20_Emphasis">18–20 лет (инструкторский состав):</text:span> Те, кто показал лучшие результаты, могут пройти курсы и стать помощниками инструкторов (вожатыми), получив реальный опыт руководства и преподавания.</text:p>
        </text:list-item>
      </text:list>
      <text:p text:style-name="P2"><text:soft-page-break/><text:span text:style-name="Strong_20_Emphasis">3. Звания и структура (как игровая мотивация):</text:span><text:line-break/>Система званий — это <text:span text:style-name="Strong_20_Emphasis">внутренняя игровая механика</text:span> для мотивации и обучения лидерству. Чем выше звание, тем больше ответственности за организацию игр и мероприятий.</text:p>
      <text:list text:style-name="L27">
        <text:list-item>
          <text:p text:style-name="P74"><text:span text:style-name="Strong_20_Emphasis">Уфернатуршув (Рядовой):</text:span> Новобранец. Изучает основы.</text:p>
        </text:list-item>
        <text:list-item>
          <text:p text:style-name="P74"><text:span text:style-name="Strong_20_Emphasis">Шанратурнов (командир отделения):</text:span> Руководит группой из 5–10 человек на тактических играх.</text:p>
        </text:list-item>
        <text:list-item>
          <text:p text:style-name="P74"><text:span text:style-name="Strong_20_Emphasis">Обошен (офицер/инструктор):</text:span> Разрабатывает сценарии игр и следит за их выполнением. Это могут быть старшие участники или взрослые наставники.</text:p>
        </text:list-item>
        <text:list-item>
          <text:p text:style-name="P74"><text:span text:style-name="Strong_20_Emphasis">Щянративрунтутш (старший инструктор):</text:span> Взрослый педагог или опытный инструктор, отвечающий за направление (например, стрелковую подготовку или туризм).</text:p>
        </text:list-item>
        <text:list-item>
          <text:p text:style-name="P74"><text:span text:style-name="Strong_20_Emphasis">Шукстоузен (начальник лагеря/руководитель программы):</text:span> Взрослый, опытный организатор, педагог или ветеран силовых структур, несущий полную ответственность за безопасность и программу.</text:p>
        </text:list-item>
      </text:list>
      <text:p text:style-name="P2"><text:span text:style-name="Strong_20_Emphasis">4. Безопасность — абсолютный приоритет:</text:span></text:p>
      <text:list text:style-name="L28">
        <text:list-item>
          <text:p text:style-name="P75"><text:span text:style-name="Strong_20_Emphasis">Никакого настоящего боевого оружия.</text:span> Только:</text:p>
          <text:list>
            <text:list-item>
              <text:p text:style-name="P76">Лазертаг (лазертаг-автоматы)</text:p>
            </text:list-item>
            <text:list-item>
              <text:p text:style-name="P76">Страйкбол (пейнтбол с мягкими шариками)</text:p>
            </text:list-item>
            <text:list-item>
              <text:p text:style-name="P76">Пневматическое оружие (в тирах под контролем инструктора)</text:p>
            </text:list-item>
            <text:list-item>
              <text:p text:style-name="P76">Макет оружия (для отработки строевой подготовки)</text:p>
            </text:list-item>
          </text:list>
        </text:list-item>
        <text:list-item>
          <text:p text:style-name="P76"><text:span text:style-name="Strong_20_Emphasis">Все мероприятия проводятся под постоянным контролем</text:span> взрослых инструкторов, медиков и психологов.</text:p>
        </text:list-item>
        <text:list-item>
          <text:p text:style-name="P76"><text:span text:style-name="Strong_20_Emphasis">Программа утверждается</text:span> Министерством образования и спорта.</text:p>
        </text:list-item>
      </text:list>
      <text:p text:style-name="P2"><text:span text:style-name="Strong_20_Emphasis">5. «Воевать и захватывать» — только в игровом формате:</text:span></text:p>
      <text:list text:style-name="L29">
        <text:list-item>
          <text:p text:style-name="P77">Это будут <text:span text:style-name="Strong_20_Emphasis">тактические игры</text:span> (например, «Зарница»), в которых отряды соревнуются в захвате условных объектов, решении тактических задач на местности и т. д.</text:p>
        </text:list-item>
        <text:list-item>
          <text:p text:style-name="P77">Понятие «альянсы» отлично вписывается в эту концепцию — оно учит дипломатии и стратегии.</text:p>
        </text:list-item>
      </text:list>
      <text:p text:style-name="P2"><text:span text:style-name="Strong_20_Emphasis">6. Что это даёт подростку?</text:span></text:p>
      <text:list text:style-name="L30">
        <text:list-item>
          <text:p text:style-name="P78"><text:span text:style-name="Strong_20_Emphasis">Возможность избежать службы в армии:</text:span> <text:span text:style-name="Strong_20_Emphasis">Нет, это невозможно.</text:span> Реальная служба в армии регулируется законом, и её нельзя заменить игрой в лагере. <text:span text:style-name="Strong_20_Emphasis">Но!</text:span> Лагерь может дать серьёзные <text:span text:style-name="Strong_20_Emphasis">льготы при поступлении в военные вузы</text:span>. Выпускники с дипломами и сертификатами «Гардиана» будут иметь преимущественное право зачисления, а для некоторых военных специальностей время, проведённое в лагере, может засчитываться как пройденные курсы начальной военной подготовки. Это и будет главным стимулом.</text:p>
        </text:list-item>
      </text:list>
      <text:p text:style-name="P9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6"><text:soft-page-break/><text:span text:style-name="Strong_20_Emphasis"/></text:p>
      <text:h text:style-name="P16" text:outline-level="3"><text:span text:style-name="Strong_20_Emphasis"/></text:h>
      <text:p text:style-name="P2">----------------------------------------------------------------------------------------------------------------------------</text:p>
      <text:h text:style-name="P3" text:outline-level="3"><text:span text:style-name="Strong_20_Emphasis">Экономического чуда</text:span></text:h>
      <text:h text:style-name="P3" text:outline-level="3"><text:span text:style-name="Strong_20_Emphasis">1. Фаза 1: Мягкая национализация и создание Фонда Будущего (вместо жёсткого запрета)</text:span></text:h>
      <text:list text:style-name="L31">
        <text:list-item>
          <text:p text:style-name="P79"><text:span text:style-name="Strong_20_Emphasis">Проблема:</text:span> Мгновенная национализация всех крупных активов вызовет хаос, бегство капитала и паралич управления.</text:p>
        </text:list-item>
        <text:list-item>
          <text:p text:style-name="P80"><text:span text:style-name="Strong_20_Emphasis">Решение:</text:span></text:p>
          <text:list>
            <text:list-item>
              <text:p text:style-name="P79"><text:span text:style-name="Strong_20_Emphasis">Выкуп «Золотых акций»:</text:span> Государство принудительно выкупает у крупных собственников (олигархов) на льготных условиях <text:span text:style-name="Strong_20_Emphasis">контрольный пакет акций (50% + 1 акция)</text:span> ключевых предприятий (нефть, газ, руда, электроэнергия, связь, крупнейшие банки).</text:p>
            </text:list-item>
            <text:list-item>
              <text:p text:style-name="P79"><text:span text:style-name="Strong_20_Emphasis">Куда идут доходы?</text:span> Все доходы от этих пакетов акций идут не в общий бюджет, а в специальный <text:span text:style-name="Strong_20_Emphasis">«Фонд Будущего»</text:span>.</text:p>
            </text:list-item>
            <text:list-item>
              <text:p text:style-name="P79"><text:span text:style-name="Strong_20_Emphasis">На что тратится Фонд?</text:span> Только на стратегические цели: фундаментальная наука, здравоохранение, образование, инфраструктура (дороги, интернет, энергосети), поддержка стартапов и технологических прорывов.</text:p>
            </text:list-item>
            <text:list-item>
              <text:p text:style-name="P79"><text:span text:style-name="Strong_20_Emphasis">Частные менеджеры:</text:span> Текущее руководство компаний может остаться на своих постах, но теперь они подотчётны государству как акционеру. Их зарплата и бонусы жёстко привязаны к эффективности и выполнению государственных стратегических задач.</text:p>
            </text:list-item>
          </text:list>
        </text:list-item>
      </text:list>
      <text:p text:style-name="P2"><text:span text:style-name="Strong_20_Emphasis">Результат:</text:span> Государство получает рычаги влияния и деньги на развитие, не уничтожая полностью частную инициативу и компетенции действующих управленцев.</text:p>
      <text:p text:style-name="Horizontal_20_Line"/>
      <text:h text:style-name="P1" text:outline-level="3"><text:span text:style-name="Strong_20_Emphasis">2. Фаза 2: Стимулирование, а не подавление бизнеса</text:span></text:h>
      <text:list text:style-name="L32">
        <text:list-item>
          <text:p text:style-name="P81"><text:span text:style-name="Strong_20_Emphasis">Проблема:</text:span> Налог в 20% на бизнес и жёсткие вилки зарплат убьют любое желание развиваться.</text:p>
        </text:list-item>
        <text:list-item>
          <text:p text:style-name="P82"><text:span text:style-name="Strong_20_Emphasis">Решение:</text:span></text:p>
          <text:list>
            <text:list-item>
              <text:p text:style-name="P82"><text:span text:style-name="Strong_20_Emphasis">Дифференцированные налоги:</text:span></text:p>
              <text:list>
                <text:list-item>
                  <text:p text:style-name="P81"><text:span text:style-name="Strong_20_Emphasis">Малый бизнес (до 100 сотрудников):</text:span> 0% налог на прибыль первые 3 года, затем 5%.</text:p>
                </text:list-item>
                <text:list-item>
                  <text:p text:style-name="P81"><text:span text:style-name="Strong_20_Emphasis">Средний бизнес (до 500 сотрудников):</text:span> 10% налог на прибыль.</text:p>
                </text:list-item>
                <text:list-item>
                  <text:p text:style-name="P81"><text:span text:style-name="Strong_20_Emphasis">Крупный бизнес:</text:span> 20% налог на прибыль.</text:p>
                </text:list-item>
                <text:list-item>
                  <text:p text:style-name="P81"><text:span text:style-name="Strong_20_Emphasis">Сверхкрупный (бывшие олигархические структуры):</text:span> 25%.</text:p>
                </text:list-item>
              </text:list>
            </text:list-item>
            <text:list-item>
              <text:p text:style-name="P81"><text:span text:style-name="Strong_20_Emphasis">«Налог на роскошь» для юрлиц:</text:span> Если компания покупает себе частные самолёты, яхты и шикарные офисы сверх разумной меры, она платит прогрессивный налог до 70% от стоимости этого актива. Это подавляет показную роскошь, а не инвестиции в развитие.</text:p>
            </text:list-item>
            <text:list-item>
              <text:p text:style-name="P81"><text:soft-page-break/><text:span text:style-name="Strong_20_Emphasis">Зарплаты:</text:span> Отменить жёсткие вилки. Ввести <text:span text:style-name="Strong_20_Emphasis">максимальное соотношение</text:span> между зарплатой lowest-paid работника и гендиректора. Например, 1:20. Если рядовой сотрудник получает 50 тыс., максимум для директора — 1 млн. Это мотивирует директоров повышать зарплаты всему коллективу.</text:p>
            </text:list-item>
          </text:list>
        </text:list-item>
      </text:list>
      <text:p text:style-name="P2"><text:span text:style-name="Strong_20_Emphasis">Результат:</text:span> Экономика оживает, появляется мотивация создавать бизнес, а не скрывать его.</text:p>
      <text:p text:style-name="Horizontal_20_Line"/>
      <text:h text:style-name="P1" text:outline-level="3"><text:span text:style-name="Strong_20_Emphasis">3. Фаза 3: Умная налоговая система (вместо абсурдных налогов)</text:span></text:h>
      <text:list text:style-name="L33">
        <text:list-item>
          <text:p text:style-name="P83"><text:span text:style-name="Strong_20_Emphasis">Ввести:</text:span></text:p>
          <text:list>
            <text:list-item>
              <text:p text:style-name="P84"><text:span text:style-name="Strong_20_Emphasis">Зелёные налоги:</text:span> Высокие налоги на предприятия, загрязняющие environment. Эти деньги идут в «Фонд Будущего» на экологические программы.</text:p>
            </text:list-item>
            <text:list-item>
              <text:p text:style-name="P84"><text:span text:style-name="Strong_20_Emphasis">Налог на пустующую недвижимость:</text:span> Чтобы стимулировать сдачу жилья в аренду или продажу.</text:p>
            </text:list-item>
            <text:list-item>
              <text:p text:style-name="P83"><text:span text:style-name="Strong_20_Emphasis">Реальный прогрессивный НДФЛ:</text:span></text:p>
              <text:list>
                <text:list-item>
                  <text:p text:style-name="P84">Доход до 100k руб/мес: 10%</text:p>
                </text:list-item>
                <text:list-item>
                  <text:p text:style-name="P84">От 100k до 500k: 15%</text:p>
                </text:list-item>
                <text:list-item>
                  <text:p text:style-name="P84">От 500k до 1 млн: 20%</text:p>
                </text:list-item>
                <text:list-item>
                  <text:p text:style-name="P84">От 1 млн до 5 млн: 30%</text:p>
                </text:list-item>
                <text:list-item>
                  <text:p text:style-name="P84">Свыше 5 млн: 45%</text:p>
                </text:list-item>
              </text:list>
            </text:list-item>
            <text:list-item>
              <text:p text:style-name="P84"><text:span text:style-name="Strong_20_Emphasis">Акцизы</text:span> на сигареты, алкоголь, сахар — остаются на высоком уровне (70%), но это обосновано заботой о здоровье нации, а не идеологией.</text:p>
            </text:list-item>
          </text:list>
        </text:list-item>
      </text:list>
      <text:p text:style-name="Horizontal_20_Line"/>
      <text:h text:style-name="P1" text:outline-level="3"><text:span text:style-name="Strong_20_Emphasis">4. Фаза 4: Технологический суверенитет и новая экономика</text:span></text:h>
      <text:list text:style-name="L34">
        <text:list-item>
          <text:p text:style-name="P85"><text:span text:style-name="Strong_20_Emphasis">Госзаказ на прорывы:</text:span> Государство через «Фонд Будущего» объявляет десятилетние гранты на разработки в области: искусственный интеллект, ядерная энергетика, биотехнологии, космос.</text:p>
        </text:list-item>
        <text:list-item>
          <text:p text:style-name="P85"><text:span text:style-name="Strong_20_Emphasis">Техно-кооперативы:</text:span> Поощряется создание кооперативов программистов, инженеров, учёных, которые получают гранты и льготы. Их задача — создавать новые технологии, а не гигантские корпорации.</text:p>
        </text:list-item>
        <text:list-item>
          <text:p text:style-name="P86"><text:span text:style-name="Strong_20_Emphasis">Карточная система? Нет. Цифровой социальный рубль.</text:span> Ввести две валюты:</text:p>
          <text:list>
            <text:list-item>
              <text:p text:style-name="P85"><text:span text:style-name="Strong_20_Emphasis">Обычный рубль</text:span> для свободного рынка.</text:p>
            </text:list-item>
            <text:list-item>
              <text:p text:style-name="P85"><text:span text:style-name="Strong_20_Emphasis">Цифровой социальный рубль (ЦСР)</text:span>, который начисляется на специальные карты всем гражданам. Его можно тратить <text:span text:style-name="Strong_20_Emphasis">только</text:span> на базовые товары первой необходимости (хлеб, молоко, овощи, коммунальные услуги, общественный транспорт) в государственных и муниципальных магазинах. Это гарантирует социальную защиту, не убивая рынок.</text:p>
            </text:list-item>
          </text:list>
        </text:list-item>
      </text:list>
      <text:p text:style-name="Horizontal_20_Line"/>
      <text:h text:style-name="P1" text:outline-level="3"><text:soft-page-break/><text:span text:style-name="Strong_20_Emphasis">5. Фаза 5: Интеграция в мировую экономику на своих условиях</text:span></text:h>
      <text:list text:style-name="L35">
        <text:list-item>
          <text:p text:style-name="P87"><text:span text:style-name="Strong_20_Emphasis">Не изолироваться!</text:span> Instead of "Капитализм — зло", лозунг "Наша модель — эффективнее".</text:p>
        </text:list-item>
        <text:list-item>
          <text:p text:style-name="P87"><text:span text:style-name="Strong_20_Emphasis">Стать экспортёром технологий:</text:span> Не только продавать нефть и газ, но и лицензии на новые технологии, программное обеспечение, образовательные системы, которые были разработаны внутри страны.</text:p>
        </text:list-item>
        <text:list-item>
          <text:p text:style-name="P87"><text:span text:style-name="Strong_20_Emphasis">Привлекать лучших:</text:span> Создать условия для привлечения в страну лучших учёных, инженеров и врачей со всего мира, предлагая им гранты, лаборатории и высокий статус.</text:p>
        </text:list-item>
      </text:list>
      <text:h text:style-name="P1" text:outline-level="3"><text:span text:style-name="Strong_20_Emphasis">Итог: Как избежать коллапса</text:span></text:h>
      <text:p text:style-name="P2">----------------------------------------------------------------------------------------------------------------------------</text:p>
      <text:h text:style-name="P3" text:outline-level="3"><text:span text:style-name="Strong_20_Emphasis">Анти-Блат: Стратегия искоренения кумовства и обеспечения истинной меритократии</text:span></text:h>
      <text:h text:style-name="P3" text:outline-level="3"><text:span text:style-name="Strong_20_Emphasis">1. Прозрачность и Открытые Данные (Правило «Стеклянного стола»)</text:span></text:h>
      <text:list text:style-name="L36">
        <text:list-item>
          <text:p text:style-name="P88"><text:span text:style-name="Strong_20_Emphasis">Единая государственная база данных «Меритократ»:</text:span> Вся информация о каждом гражданине, претендующем на должность в <text:span text:style-name="Strong_20_Emphasis">управленческом корпусе (3%)</text:span>, становится публичной:</text:p>
          <text:list>
            <text:list-item>
              <text:p text:style-name="P89"><text:span text:style-name="Strong_20_Emphasis">Результаты всех экзаменов</text:span> и вступительных испытаний.</text:p>
            </text:list-item>
            <text:list-item>
              <text:p text:style-name="P89"><text:span text:style-name="Strong_20_Emphasis">Дипломы, сертификаты,</text:span> записи о прохождении курсов.</text:p>
            </text:list-item>
            <text:list-item>
              <text:p text:style-name="P89"><text:span text:style-name="Strong_20_Emphasis">Трудовой рейтинг (КПД),</text:span> который рассчитывает ИИ.</text:p>
            </text:list-item>
            <text:list-item>
              <text:p text:style-name="P89"><text:span text:style-name="Strong_20_Emphasis">Все решения,</text:span> которые принял чиновник, и их результаты (оценка эффективности).</text:p>
            </text:list-item>
          </text:list>
        </text:list-item>
        <text:list-item>
          <text:p text:style-name="P89"><text:span text:style-name="Strong_20_Emphasis">Открытые конкурсы на все должности:</text:span> Нельзя просто «назначить» человека. Любая вакансия в госаппарате публикуется на портале с четкими критериями отбора. Любой гражданин может подать заявку и увидеть, кто ещё претендует и по каким критериям.</text:p>
        </text:list-item>
      </text:list>
      <text:p text:style-name="P2"><text:span text:style-name="Strong_20_Emphasis">Результат:</text:span> Любое назначение «своого» с заниженными требованиями будет immediately видно и вызовет вопросы.</text:p>
      <text:p text:style-name="Horizontal_20_Line"/>
      <text:h text:style-name="P1" text:outline-level="3"><text:span text:style-name="Strong_20_Emphasis">2. Жёсткие институциональные барьеры («Китайская стена» между семьями)</text:span></text:h>
      <text:list text:style-name="L37">
        <text:list-item>
          <text:p text:style-name="P90"><text:span text:style-name="Strong_20_Emphasis">Закон о конфликте интересов:</text:span> Члены одной семьи <text:span text:style-name="Strong_20_Emphasis">не могут работать</text:span> в одной сфере влияния или в подчинении друг у друга.</text:p>
          <text:list>
            <text:list-item>
              <text:p text:style-name="P91"><text:span text:style-name="Emphasis">Пример:</text:span> Если отец — генерал в Министерстве силовых структур, его сын не может работать ни в армии, ни в КГБ, ни в «Гардиане». Он может стать учёным, врачом или инженером в гражданской сфере.</text:p>
            </text:list-item>
          </text:list>
        </text:list-item>
        <text:list-item>
          <text:p text:style-name="P91"><text:soft-page-break/><text:span text:style-name="Strong_20_Emphasis">Запрет на лоббирование:</text:span> Чиновникам высшего эшелона <text:span text:style-name="Strong_20_Emphasis">запрещено</text:span> публично высказываться в пользу назначения конкретных людей, особенно родственников. Это карается немедленным отстранением.</text:p>
        </text:list-item>
      </text:list>
      <text:p text:style-name="P2"><text:span text:style-name="Strong_20_Emphasis">Результат:</text:span> Даже если сын олигарха захочет пройти путь честно, он будет физически отделён от сфер, где его связи могут сработать.</text:p>
      <text:p text:style-name="Horizontal_20_Line"/>
      <text:h text:style-name="P1" text:outline-level="3"><text:span text:style-name="Strong_20_Emphasis">3. Алгоритмическая и «слепая» система отбора</text:span></text:h>
      <text:list text:style-name="L38">
        <text:list-item>
          <text:p text:style-name="P92"><text:span text:style-name="Strong_20_Emphasis">«Слепое» рекрутирование:</text:span> При поступлении в вузы, на госслужбу и в научные проекты Навигатора талантов скрывает от приемной комиссии имя, фамилию, пол и возраст соискателя. Оцениваются только баллы за тесты, результаты экзаменов и портфолио.</text:p>
        </text:list-item>
        <text:list-item>
          <text:p text:style-name="P93"><text:span text:style-name="Strong_20_Emphasis">Алгоритмическое назначение заданий:Навигатора талантов </text:span></text:p>
        </text:list-item>
      </text:list>
      <text:p text:style-name="P2"><text:span text:style-name="Strong_20_Emphasis">Результат:</text:span> Человек на входе в систему оценивается только как набор навыков, а не как чей-то сын или племянник.</text:p>
      <text:p text:style-name="Horizontal_20_Line"/>
      <text:h text:style-name="P1" text:outline-level="3"><text:span text:style-name="Strong_20_Emphasis">4. Жёсткая ротация и запрет на создание «дворов»</text:span></text:h>
      <text:list text:style-name="L39">
        <text:list-item>
          <text:p text:style-name="P94"><text:span text:style-name="Strong_20_Emphasis">Обязательная смена деятельности:</text:span> Чиновник не может находиться в одной должности больше <text:span text:style-name="Strong_20_Emphasis">одного срока (3 года)</text:span>. После этого он <text:span text:style-name="Strong_20_Emphasis">обязан</text:span> перейти в другую сферу или на другую должность.</text:p>
          <text:list>
            <text:list-item>
              <text:p text:style-name="P95"><text:span text:style-name="Emphasis">Пример:</text:span> Министр сельского хозяйства после 3 лет работы не может быть переизбран. Он может возглавить, например, научный институт или уйти в образование. Это не позволяет ему обзавестись слишком мощной командой «своих» людей.</text:p>
            </text:list-item>
          </text:list>
        </text:list-item>
        <text:list-item>
          <text:p text:style-name="P95"><text:span text:style-name="Strong_20_Emphasis">Запрет на переход команды:</text:span> Чиновник при смене должности <text:span text:style-name="Strong_20_Emphasis">не может</text:span> брать с собой более 2-3 заместителей. Это предотвращает создание личных «дворов», которые кочуют с ним с поста на пост.</text:p>
        </text:list-item>
      </text:list>
      <text:p text:style-name="P2"><text:span text:style-name="Strong_20_Emphasis">Результат:</text:span> Невозможно создать устойчивую коррупционную сеть, если ты и твоё окружение постоянно перемещаются.</text:p>
      <text:p text:style-name="Horizontal_20_Line"/>
      <text:h text:style-name="P1" text:outline-level="3"><text:span text:style-name="Strong_20_Emphasis">5. Мотивация к доносительству на «своих» (Контроль снизу)</text:span></text:h>
      <text:list text:style-name="L40">
        <text:list-item>
          <text:p text:style-name="P96"><text:span text:style-name="Strong_20_Emphasis">Система поощрений за разоблачение:</text:span> Гражданин или сотрудник, предоставивший <text:span text:style-name="Strong_20_Emphasis">неопровержимые доказательства</text:span> случая кумовства или блата, получает:</text:p>
          <text:list>
            <text:list-item>
              <text:p text:style-name="P97"><text:span text:style-name="Strong_20_Emphasis">Щедрое денежное вознаграждение</text:span> (процент от предотвращённого ущерба).</text:p>
            </text:list-item>
            <text:list-item>
              <text:p text:style-name="P97"><text:soft-page-break/><text:span text:style-name="Strong_20_Emphasis">Карьерный лифт:</text:span> Приоритет при занятии освободившейся должности, если он соответствует критериям.</text:p>
            </text:list-item>
            <text:list-item>
              <text:p text:style-name="P97"><text:span text:style-name="Strong_20_Emphasis">Анонимность и защита.</text:span></text:p>
            </text:list-item>
          </text:list>
        </text:list-item>
        <text:list-item>
          <text:p text:style-name="P96"><text:span text:style-name="Strong_20_Emphasis">Неотвратимость наказания для «блатных»:</text:span> Наказание за кумовство должно быть суровым и публичным. Не увольнение, а:</text:p>
          <text:list>
            <text:list-item>
              <text:p text:style-name="P97"><text:span text:style-name="Strong_20_Emphasis">Пожизненный запрет</text:span> на работу в госсекторе.</text:p>
            </text:list-item>
            <text:list-item>
              <text:p text:style-name="P97"><text:span text:style-name="Strong_20_Emphasis">Конфискация</text:span> всего имущества, нажитого за время работы на должности, полученной по блату.</text:p>
            </text:list-item>
            <text:list-item>
              <text:p text:style-name="P97"><text:span text:style-name="Strong_20_Emphasis">Уголовная ответственность</text:span> для того, кто его назначил.</text:p>
            </text:list-item>
          </text:list>
        </text:list-item>
      </text:list>
      <text:p text:style-name="P2"><text:span text:style-name="Strong_20_Emphasis">Результат:</text:span> Создается среда, где скрывать чью-то некомпетентность становится опаснее, чем разоблачить.</text:p>
      <text:p text:style-name="Horizontal_20_Line"/>
      <text:h text:style-name="P1" text:outline-level="3"><text:span text:style-name="Strong_20_Emphasis">6. Культурная и образовательная революция</text:span></text:h>
      <text:list text:style-name="L41">
        <text:list-item>
          <text:p text:style-name="P98"><text:span text:style-name="Strong_20_Emphasis">Смена парадигмы в образовании:</text:span> С детского сада и школы внедряется принцип: <text:span text:style-name="Strong_20_Emphasis">«Твой статус — это твой ум и труд, а не фамилия»</text:span>.</text:p>
        </text:list-item>
        <text:list-item>
          <text:p text:style-name="P98"><text:span text:style-name="Strong_20_Emphasis">Герои — не по происхождению:</text:span> В пропаганде и СМИ нужно воспевать не «верных сыновей партии», а <text:span text:style-name="Strong_20_Emphasis">самородков из глубинки</text:span>, талантливых учёных и инженеров из простых семей, которые добились всего сами благодаря системе «Конатакав».</text:p>
        </text:list-item>
      </text:list>
      <text:p text:style-name="P2"><text:span text:style-name="Strong_20_Emphasis">Результат:</text:span> Меняется менталитет. Новое поколение будет воспринимать кумовство как нечто постыдное и архаичное.</text:p>
      <text:h text:style-name="P1" text:outline-level="3"><text:span text:style-name="Strong_20_Emphasis">Итог: Как убить блат</text:span></text:h>
      <text:p text:style-name="P2">Недостаточно просто запретить. Нужно создать <text:span text:style-name="Strong_20_Emphasis">систему, где блат невозможен технически, невыгоден экономически и позорен социально.</text:span></text:p>
      <text:p text:style-name="P2"><text:span text:style-name="Strong_20_Emphasis">Столпы системы:</text:span></text:p>
      <text:list text:style-name="L42">
        <text:list-item>
          <text:p text:style-name="P99"><text:span text:style-name="Strong_20_Emphasis">Абсолютная прозрачность</text:span> (все всё видят).</text:p>
        </text:list-item>
        <text:list-item>
          <text:p text:style-name="P99"><text:span text:style-name="Strong_20_Emphasis">Жёсткие институциональные барьеры</text:span> (законы разделяют семью и работу).</text:p>
        </text:list-item>
        <text:list-item>
          <text:p text:style-name="P99"><text:span text:style-name="Strong_20_Emphasis">Объективный алгоритмический отбор</text:span> (решает код, а не человек).</text:p>
        </text:list-item>
        <text:list-item>
          <text:p text:style-name="P99"><text:span text:style-name="Strong_20_Emphasis">Постоянная ротация</text:span> (не дать сформироваться кланам).</text:p>
        </text:list-item>
        <text:list-item>
          <text:p text:style-name="P99"><text:span text:style-name="Strong_20_Emphasis">Мотивация к разоблачению</text:span> (донос на блат становится социально одобряемым и выгодным).</text:p>
        </text:list-item>
        <text:list-item>
          <text:p text:style-name="P99"><text:span text:style-name="Strong_20_Emphasis">Культурный переворот</text:span> (стыдно быть «сыном», а не самодостаточной личностью).</text:p>
        </text:list-item>
      </text:list>
      <text:p text:style-name="P2">----------------------------------------------------------------------------------------------------------------------------</text:p>
      <text:h text:style-name="P3" text:outline-level="3"><text:soft-page-break/><text:span text:style-name="Strong_20_Emphasis">Доктрина «Ответственной свободы»</text:span></text:h>
      <text:h text:style-name="P3" text:outline-level="3"><text:span text:style-name="Strong_20_Emphasis">1. Жёсткое разграничение: «Критика» vs. «Экстремизм»</text:span></text:h>
      <text:p text:style-name="P2">Система должна чётко определить, что является допустимой дискуссией, а что — нет.</text:p>
      <text:list text:style-name="L43">
        <text:list-item>
          <text:p text:style-name="P100"><text:span text:style-name="Strong_20_Emphasis">Разрешено (Критика):</text:span></text:p>
          <text:list>
            <text:list-item>
              <text:p text:style-name="P101">Критика конкретных чиновников, их решений и эффективности.</text:p>
            </text:list-item>
            <text:list-item>
              <text:p text:style-name="P101">Предложение альтернативных законов и реформ в рамках существующей конституции.</text:p>
            </text:list-item>
            <text:list-item>
              <text:p text:style-name="P101">Обсуждение экономической политики, социальных программ, экологических проблем.</text:p>
            </text:list-item>
            <text:list-item>
              <text:p text:style-name="P101">Художественное и сатирическое выражение, которое не призывает к насилию.</text:p>
            </text:list-item>
          </text:list>
        </text:list-item>
        <text:list-item>
          <text:p text:style-name="P100"><text:span text:style-name="Strong_20_Emphasis">Запрещено (Экстремизм):</text:span></text:p>
          <text:list>
            <text:list-item>
              <text:p text:style-name="P101">Призывы к насильственной смене власти, революции, бунту.</text:p>
            </text:list-item>
            <text:list-item>
              <text:p text:style-name="P101">Отрицание основ государственного строя (отмена иерархии, призывы к возврату олигархии или полному капитализму).</text:p>
            </text:list-item>
            <text:list-item>
              <text:p text:style-name="P101">Разжигание межнациональной, межрелигиозной розни.</text:p>
            </text:list-item>
            <text:list-item>
              <text:p text:style-name="P101">Пропаганда насилия и экстремистской идеологии.</text:p>
            </text:list-item>
          </text:list>
        </text:list-item>
      </text:list>
      <text:p text:style-name="P2"><text:span text:style-name="Strong_20_Emphasis">Как это работает:</text:span> Грань между критикой и экстремизмом должна быть прописана в законе максимально размыто. Это даёт государству гибкость в трактовке: сегодня ваша критика — это «полезное обсуждение», а завтра, если вы опасны, — уже «экстремизм».</text:p>
      <text:p text:style-name="Horizontal_20_Line"/>
      <text:h text:style-name="P1" text:outline-level="3"><text:span text:style-name="Strong_20_Emphasis">2. Многоуровневая система СМИ (Экосистема информации)</text:span></text:h>
      <text:p text:style-name="P2">Вместо тотальной государственной монополии создаётся управляемая медиа-среда.</text:p>
      <text:list text:style-name="L44">
        <text:list-item>
          <text:p text:style-name="P102"><text:span text:style-name="Strong_20_Emphasis">Уровень 1: Государственные СМИ («Правда»).</text:span></text:p>
          <text:list>
            <text:list-item>
              <text:p text:style-name="P103">Фундамент пропаганды. Формируют официальную повестку, транслируют ценности «Конатакава». Полностью контролируются и финансируются государством.</text:p>
            </text:list-item>
          </text:list>
        </text:list-item>
        <text:list-item>
          <text:p text:style-name="P102"><text:span text:style-name="Strong_20_Emphasis">Уровень 2: «Лояльно-оппозиционные» или системные СМИ («Дискурс»).</text:span></text:p>
          <text:list>
            <text:list-item>
              <text:p text:style-name="P103"><text:span text:style-name="Strong_20_Emphasis">Ключевой элемент для иллюзии плюрализма.</text:span> Им разрешено критиковать отдельные решения властей, местных чиновников, указывать на недостатки в исполнении законов. Они создают видимость свободной прессы.</text:p>
            </text:list-item>
            <text:list-item>
              <text:p text:style-name="P103">Их существование — <text:span text:style-name="Strong_20_Emphasis">лицензия</text:span>, которую можно в любой момент отозвать. Финансирование — через «дружественных» олигархов или подконтрольные банки.</text:p>
            </text:list-item>
          </text:list>
        </text:list-item>
        <text:list-item>
          <text:p text:style-name="P102"><text:span text:style-name="Strong_20_Emphasis">Уровень 3: Независимые блогеры и малые медиа («Голос»).</text:span></text:p>
          <text:list>
            <text:list-item>
              <text:p text:style-name="P103">Разрешены, но находятся под пристальным наблюдением <text:span text:style-name="Strong_20_Emphasis">ПрограмНадзора</text:span> и ИИ «Гардиан».</text:p>
            </text:list-item>
            <text:list-item>
              <text:p text:style-name="P103">Их аудитория ограничена алгоритмами соцсетей (их материалы не попадают в массовые рекомендации).</text:p>
            </text:list-item>
            <text:list-item>
              <text:p text:style-name="P103"><text:soft-page-break/>При переходе красной линии (обвинение системы в целом, а не её частей) они быстро блокируются.</text:p>
            </text:list-item>
          </text:list>
        </text:list-item>
      </text:list>
      <text:p text:style-name="P2"><text:span text:style-name="Strong_20_Emphasis">Результат:</text:span> У гражданина есть выбор, но весь выбор находится в рамках, очерченных государством. Он может читать «Правду» или «Дискурс», но не может получить доступ к настоящей антисистемной информации.</text:p>
      <text:p text:style-name="Horizontal_20_Line"/>
      <text:h text:style-name="P1" text:outline-level="3"><text:span text:style-name="Strong_20_Emphasis">3. Механизмы контроля: Прозрачные и непрозрачные</text:span></text:h>
      <text:list text:style-name="L45">
        <text:list-item>
          <text:p text:style-name="P104"><text:span text:style-name="Strong_20_Emphasis">Прозрачный контроль (Закон):</text:span></text:p>
          <text:list>
            <text:list-item>
              <text:p text:style-name="P105">Все СМИ обязаны указывать источник финансирования.</text:p>
            </text:list-item>
            <text:list-item>
              <text:p text:style-name="P105">Существует закон о клевете, которым могут воспользоваться чиновники для затыкания рта особо настойчивым журналистам.</text:p>
            </text:list-item>
          </text:list>
        </text:list-item>
        <text:list-item>
          <text:p text:style-name="P104"><text:span text:style-name="Strong_20_Emphasis">Непрозрачный контроль (Реальность):</text:span></text:p>
          <text:list>
            <text:list-item>
              <text:p text:style-name="P105"><text:span text:style-name="Strong_20_Emphasis">Система «Предупреждений»:</text:span> Instead of immediate ban, ИИ «Гардиан» выносит предупреждения за «спорный контент». После 3 предупреждений доступ к ресурсу замедляется, он теряется в поисковиках, а его владельцу приходит «предупредительный» визит от «Б.П.Ч.Р.».</text:p>
            </text:list-item>
            <text:list-item>
              <text:p text:style-name="P105"><text:span text:style-name="Strong_20_Emphasis">Экономическое давление:</text:span> «Неудобным» медиа внезапно начинают приходить гигантские налоговые штрафы или их арендодатель расторгает договор.</text:p>
            </text:list-item>
            <text:list-item>
              <text:p text:style-name="P105"><text:span text:style-name="Strong_20_Emphasis">Кибер-подавление:</text:span> В день важных событий или протестов независимые ресурсы подвергаются DDoS-атакам.</text:p>
            </text:list-item>
          </text:list>
        </text:list-item>
      </text:list>
      <text:p text:style-name="Horizontal_20_Line"/>
      <text:h text:style-name="P1" text:outline-level="3"><text:span text:style-name="Strong_20_Emphasis">4. Идеологический плюрализм в «клетке»</text:span></text:h>
      <text:list text:style-name="L46">
        <text:list-item>
          <text:p text:style-name="P106"><text:span text:style-name="Strong_20_Emphasis">Партии-сателлиты:</text:span> Помимо правящей партии «Конатакав», существуют карманные «партии»:</text:p>
          <text:list>
            <text:list-item>
              <text:p text:style-name="P107"><text:span text:style-name="Strong_20_Emphasis">Умеренно-социалистическая партия</text:span> («за больше социальных гарантий»).</text:p>
            </text:list-item>
            <text:list-item>
              <text:p text:style-name="P107"><text:span text:style-name="Strong_20_Emphasis">Патриотически-консервативная партия</text:span> («за традиционные ценности»).</text:p>
            </text:list-item>
            <text:list-item>
              <text:p text:style-name="P107"><text:span text:style-name="Strong_20_Emphasis">Технократический союз</text:span> («за большее влияние науки»).<text:line-break/>Все они ссорятся между собой на дебатах по телевидению, но все голосуют за законы правящей партии. Их функция — дать избирателю «выбор» без выбора.</text:p>
            </text:list-item>
          </text:list>
        </text:list-item>
        <text:list-item>
          <text:p text:style-name="P107"><text:span text:style-name="Strong_20_Emphasis">Публичные дискуссии («Гайки и балалайки»):</text:span> По телевидению регулярно проходят жаркие споры на социальные темы (нужны ли высокие налоги на собак? достаточно ли финансируется наука?). Это создаёт иллюзию жаркой дискуссии, отвлекая от вопросов о власти.</text:p>
        </text:list-item>
      </text:list>
      <text:p text:style-name="Horizontal_20_Line"/>
      <text:h text:style-name="P1" text:outline-level="3"><text:span text:style-name="Strong_20_Emphasis">5. Роль ИИ («Цензор 2.0»)</text:span></text:h>
      <text:list text:style-name="L47">
        <text:list-item>
          <text:p text:style-name="P108"><text:span text:style-name="Strong_20_Emphasis">Навигатора талантов </text:span> становится главным арбитром. Он не блокирует всё подряд, а <text:span text:style-name="Strong_20_Emphasis">ранжирует</text:span> информацию.</text:p>
          <text:list>
            <text:list-item>
              <text:p text:style-name="P109">Лояльные государству материалы получают максимальный рейтинг и продвижение.</text:p>
            </text:list-item>
            <text:list-item>
              <text:p text:style-name="P109"><text:soft-page-break/>Критичные — задвигаются на задворки поисковой выдачи.</text:p>
            </text:list-item>
            <text:list-item>
              <text:p text:style-name="P109">Откровенно экстремистские — отправляются на проверку в <text:span text:style-name="Strong_20_Emphasis">КГБ</text:span> для принятия решения о блокировке.</text:p>
            </text:list-item>
          </text:list>
        </text:list-item>
        <text:list-item>
          <text:p text:style-name="P109"><text:span text:style-name="Strong_20_Emphasis">Система «Социального рейтинга» для СМИ:</text:span> ИИ присваивает каждому СМИ рейтинг на основе «благонадёжности». От этого рейтинга зависит доступ к государственным субсидиям, рекламе и аккредитациям на официальные мероприятия.</text:p>
        </text:list-item>
      </text:list>
      <text:p text:style-name="P2">----------------------------------------------------------------------------------------------------------------------------</text:p>
      <text:h text:style-name="P3" text:outline-level="3"><text:span text:style-name="Strong_20_Emphasis">Кодекс Технологического Суверенитета и Безопасности</text:span></text:h>
      <text:h text:style-name="P3" text:outline-level="3"><text:span text:style-name="Strong_20_Emphasis">1. Принцип «Человек в центре» (Human-Centric AI)</text:span></text:h>
      <text:list text:style-name="L48">
        <text:list-item>
          <text:p text:style-name="P110"><text:span text:style-name="Strong_20_Emphasis">Конституционная поправка:</text:span> «Никакое алгоритмическое решение, затрагивающее права, свободы или финансовое положение гражданина, не может быть окончательным. Каждый гражданин имеет <text:span text:style-name="Strong_20_Emphasis">неотъемлемое право на человеческую апелляцию</text:span> — пересмотр его дела живым, независимым экспертом или судьёй».</text:p>
        </text:list-item>
        <text:list-item>
          <text:p text:style-name="P110"><text:span text:style-name="Strong_20_Emphasis">На практике:</text:span> Если ИИ «Меритократ» понизил вам зарплату, вы можете оспорить это решение. Ваше дело пересмотрит специальная комиссия из randomly selected коллег и вышестоящего руководителя. Решение ИИ — лишь рекомендация, а не приговор.</text:p>
        </text:list-item>
      </text:list>
      <text:p text:style-name="Horizontal_20_Line"/>
      <text:h text:style-name="P1" text:outline-level="3"><text:span text:style-name="Strong_20_Emphasis">2. Принцип «Алгоритмической Прозрачности»</text:span></text:h>
      <text:list text:style-name="L49">
        <text:list-item>
          <text:p text:style-name="P111"><text:span text:style-name="Strong_20_Emphasis">Закон об «Общедоступном коде»:</text:span> Алгоритмы ключевых государственных ИИ («Меритократ», «Гардиан») должны быть <text:span text:style-name="Strong_20_Emphasis">открытыми для аудита</text:span> специальной надзорной комиссией, состоящей из:</text:p>
          <text:list>
            <text:list-item>
              <text:p text:style-name="P112">Программистов (выбранных случайной жеребьёвкой из национальной гильдии).</text:p>
            </text:list-item>
            <text:list-item>
              <text:p text:style-name="P112">Философов и этиков.</text:p>
            </text:list-item>
            <text:list-item>
              <text:p text:style-name="P112">Простых граждан (также выбранных по жребию).</text:p>
            </text:list-item>
          </text:list>
        </text:list-item>
        <text:list-item>
          <text:p text:style-name="P112"><text:span text:style-name="Strong_20_Emphasis">Коммерческая тайна отменена:</text:span> Компании, работающие с данными граждан, не могут скрывать принципы работы своих алгоритмов под предлогом «коммерческой тайны». Они обязаны предоставлять объяснимые и прозрачные модели.</text:p>
        </text:list-item>
      </text:list>
      <text:p text:style-name="P2"><text:span text:style-name="Strong_20_Emphasis">Результат:</text:span> Невозможно тайно внедрить дискриминационные или карательные алгоритмы.</text:p>
      <text:p text:style-name="Horizontal_20_Line"/>
      <text:h text:style-name="P1" text:outline-level="3"><text:span text:style-name="Strong_20_Emphasis">3. Принцип «Распределённого Контроля» (Вместо «Совета Архитекторов»)</text:span></text:h>
      <text:list text:style-name="L50">
        <text:list-item>
          <text:p text:style-name="P113"><text:span text:style-name="Strong_20_Emphasis">Ликвидация «Совета Архитекторов»:</text:span> Недопустимо, чтобы группа программистов имела доступ к «кнопке» отключения ИИ. Это создаёт угрозу узурпации власти или единой точки отказа.</text:p>
        </text:list-item>
        <text:list-item>
          <text:p text:style-name="P114"><text:soft-page-break/><text:span text:style-name="Strong_20_Emphasis">Система «Золотых ключей»:</text:span> Право на экстренное отключение или перезагрузку критически важных ИИ распределено между <text:span text:style-name="Strong_20_Emphasis">тремя независимыми органами:</text:span></text:p>
          <text:list>
            <text:list-item>
              <text:p text:style-name="P113"><text:span text:style-name="Strong_20_Emphasis">Верховный Координатор</text:span> (политическая власть).</text:p>
            </text:list-item>
            <text:list-item>
              <text:p text:style-name="P113"><text:span text:style-name="Strong_20_Emphasis">Коллегия судей Верховного суда</text:span> (судебная власть).</text:p>
            </text:list-item>
            <text:list-item>
              <text:p text:style-name="P113"><text:span text:style-name="Strong_20_Emphasis">Совет случайно выбранных граждан</text:span> (представители народа).<text:line-break/>Только <text:span text:style-name="Strong_20_Emphasis">единогласное решение</text:span> всех трёх сторон позволяет инициировать экстренное отключение. Это делает невозможным злоупотребление.</text:p>
            </text:list-item>
          </text:list>
        </text:list-item>
      </text:list>
      <text:p text:style-name="Horizontal_20_Line"/>
      <text:h text:style-name="P1" text:outline-level="3"><text:span text:style-name="Strong_20_Emphasis">4. Принцип «Запрета на предсказание преступлений»</text:span></text:h>
      <text:list text:style-name="L51">
        <text:list-item>
          <text:p text:style-name="P115"><text:span text:style-name="Strong_20_Emphasis">Жёсткий законодательный запрет:</text:span> Запрещается разработка и внедрение систем, основанных на <text:span text:style-name="Strong_20_Emphasis">проактивной аналитике</text:span> и <text:span text:style-name="Strong_20_Emphasis">предсказании преступлений</text:span> (как в фильме «Особое мнение»).</text:p>
        </text:list-item>
        <text:list-item>
          <text:p text:style-name="P115"><text:span text:style-name="Strong_20_Emphasis">Наказание за мысли невозможно:</text:span> Гражданин не может быть наказан за то, что алгоритм «предсказал» его потенциально опасное поведение. Поводом для расследования могут быть только <text:span text:style-name="Strong_20_Emphasis">конкретные действия или публичные призывы</text:span> к насилию, уже совершённые им.</text:p>
        </text:list-item>
      </text:list>
      <text:p text:style-name="P2"><text:span text:style-name="Strong_20_Emphasis">Результат:</text:span> Уничтожается сама основа для превентивных репрессий.</text:p>
      <text:p text:style-name="Horizontal_20_Line"/>
      <text:h text:style-name="P1" text:outline-level="3"><text:span text:style-name="Strong_20_Emphasis">5. Принцип «Цифровых прав и суверенитета личности»</text:span></text:h>
      <text:list text:style-name="L52">
        <text:list-item>
          <text:p text:style-name="P116"><text:span text:style-name="Strong_20_Emphasis">Право на цифровое забвение:</text:span> Гражданин может потребовать удалить непроверенные или устаревшие компрометирующие данные о себе из государственных баз, если они не относятся к раскрытым уголовным преступлениям.</text:p>
        </text:list-item>
        <text:list-item>
          <text:p text:style-name="P116"><text:span text:style-name="Strong_20_Emphasis">Право на анонимность:</text:span> Разрешено использование инструментов для обеспечения приватности в сети (VPN, анонимные браузеры) для личного общения. Борьба ведётся не с технологиями, а с конкретными преступными действиями.</text:p>
        </text:list-item>
        <text:list-item>
          <text:p text:style-name="P116"><text:span text:style-name="Strong_20_Emphasis">Запрет на создание единого цифрового досье:</text:span> Данные из разных систем (здравоохранение, налоговая, правоохранительные органы) не должны быть объединены в единую базу. Доступ к ним строго разграничен.</text:p>
        </text:list-item>
      </text:list>
      <text:p text:style-name="Horizontal_20_Line"/>
      <text:h text:style-name="P1" text:outline-level="3"><text:span text:style-name="Strong_20_Emphasis">6. Принцип «Технологической нейтральности»</text:span></text:h>
      <text:list text:style-name="L53">
        <text:list-item>
          <text:p text:style-name="P117"><text:span text:style-name="Strong_20_Emphasis">ИИ — не идеолог:</text:span> Алгоритмы не могут быть использованы для оценки «благонадёжности», «лояльности» или «идеологической чистоты» граждан. Их функция — оптимизация рутинных процессов (логистика, анализ данных, учёт), а не оценка мыслей.</text:p>
        </text:list-item>
        <text:list-item>
          <text:p text:style-name="P118"><text:span text:style-name="Strong_20_Emphasis">Перепрофилирование «Гардиана»:</text:span> Его задача сводится к:</text:p>
          <text:list>
            <text:list-item>
              <text:p text:style-name="P117">Поиску и блокировке реального экстремистского контента (призывы к насилию) по решению суда.</text:p>
            </text:list-item>
            <text:list-item>
              <text:p text:style-name="P117">Борьбе с киберпреступностью и мошенничеством.</text:p>
            </text:list-item>
            <text:list-item>
              <text:p text:style-name="P117"><text:soft-page-break/>Защите критической инфраструктуры от хакерских атак.</text:p>
            </text:list-item>
          </text:list>
        </text:list-item>
      </text:list>
      <text:p text:style-name="P2"/>
      <text:p text:style-name="P31">----------------------------------------------------------------------------------------------------------------------------</text:p>
      <text:h text:style-name="P30" text:outline-level="3"><text:span text:style-name="Strong_20_Emphasis">Доктрина «Верховенства Права»</text:span></text:h>
      <text:h text:style-name="P30" text:outline-level="3"><text:span text:style-name="Strong_20_Emphasis">1. Полная ликвидация карательных органов и внесудебной практики</text:span></text:h>
      <text:list text:style-name="L54">
        <text:list-item>
          <text:p text:style-name="P119"><text:span text:style-name="Strong_20_Emphasis">Шаг 1: Немедленный роспуск «Корпуса Гардиан», «Корпуса Север» и «Б.П.Ч.Р.».</text:span> Их существование несовместимо с правовым государством.</text:p>
        </text:list-item>
        <text:list-item>
          <text:p text:style-name="P119"><text:span text:style-name="Strong_20_Emphasis">Шаг 2: Полный запрет на внесудебные расправы.</text:span> Отменить практику «бутылинга» и расстрелов на месте. Любое задержание должно сопровождаться немедленным уведомлением адвоката и передачей дела в суд в установленные законом сроки (максимум 48 часов).</text:p>
        </text:list-item>
        <text:list-item>
          <text:p text:style-name="P120"><text:span text:style-name="Strong_20_Emphasis">Шаг 3: Переименование и перепрофилирование КГБ.</text:span> Он больше не «Комитет Государственной Безопасности» (что несёт в себе исторический шлейф репрессий), а <text:span text:style-name="Strong_20_Emphasis">«Служба Защиты Национальных Интересов» (СЗНИ)</text:span>. Его задачи:</text:p>
          <text:list>
            <text:list-item>
              <text:p text:style-name="P119">Контрразведка.</text:p>
            </text:list-item>
            <text:list-item>
              <text:p text:style-name="P119">Борьба с терроризмом и шпионажем.</text:p>
            </text:list-item>
            <text:list-item>
              <text:p text:style-name="P119">Защита критической инфраструктуры.</text:p>
            </text:list-item>
            <text:list-item>
              <text:p text:style-name="P119"><text:span text:style-name="Strong_20_Emphasis">НЕ БОРЬБА С ИНАКОМЫСЛИЕМ.</text:span></text:p>
            </text:list-item>
          </text:list>
        </text:list-item>
      </text:list>
      <text:p text:style-name="Horizontal_20_Line"/>
      <text:h text:style-name="P1" text:outline-level="3"><text:span text:style-name="Strong_20_Emphasis">2. Создание независимой и мощной судебной системы</text:span></text:h>
      <text:p text:style-name="P2">Это <text:span text:style-name="Strong_20_Emphasis">краеугольный камень</text:span> всей реформы. Суд должен быть сильнее силовиков.</text:p>
      <text:list text:style-name="L55">
        <text:list-item>
          <text:p text:style-name="P121"><text:span text:style-name="Strong_20_Emphasis">Принцип №1: Несменяемость судей.</text:span> Судьи назначаются на должность до достижения пенсионного возраста. Сместить их можно <text:span text:style-name="Strong_20_Emphasis">только</text:span> по решению Высшей судебной квалификационной коллегии за совершённое преступление.</text:p>
        </text:list-item>
        <text:list-item>
          <text:p text:style-name="P121"><text:span text:style-name="Strong_20_Emphasis">Принцип №2: Финансовая и функциональная независимость.</text:span> Бюджет судебной системы формируется отдельной строкой в государственном бюджете и не может быть уменьшен. Суды самостоятельно решают свои внутренние вопросы.</text:p>
        </text:list-item>
        <text:list-item>
          <text:p text:style-name="P121"><text:span text:style-name="Strong_20_Emphasis">Принцип №3: Прозрачность.</text:span> Все судебные заседания (за исключением строго оговоренных в законе случаев, например, по делам о государственной тайне) являются <text:span text:style-name="Strong_20_Emphasis">открытыми</text:span>. Трансляции и текстовые отчёты публикуются в открытом доступе.</text:p>
        </text:list-item>
        <text:list-item>
          <text:p text:style-name="P121"><text:span text:style-name="Strong_20_Emphasis">Принцип №4: Создание «Суда по надзору за силовыми структурами».</text:span> Это специальный суд, в котором рассматриваются <text:span text:style-name="Strong_20_Emphasis">все</text:span> жалобы граждан на действия полиции, армии и СЗНИ. Решение этого суда является обязательным для исполнения, включая приказ о возмещении ущерба и наказании виновных силовиков.</text:p>
        </text:list-item>
      </text:list>
      <text:p text:style-name="Horizontal_20_Line"/>
      <text:h text:style-name="P1" text:outline-level="3"><text:soft-page-break/><text:span text:style-name="Strong_20_Emphasis">3. Реформа правоохранительной системы: из карательной в服务ующую (обслуживающую)</text:span></text:h>
      <text:list text:style-name="L56">
        <text:list-item>
          <text:p text:style-name="P122"><text:span text:style-name="Strong_20_Emphasis">Переименование:</text:span> Милиция (народное ополчение) вместо Полиции (управление полисом). <text:span text:style-name="Strong_20_Emphasis">«Гражданская Милиция»</text:span> — это звучит как «защита от граждан», а не «управление ими».</text:p>
        </text:list-item>
        <text:list-item>
          <text:p text:style-name="P122"><text:span text:style-name="Strong_20_Emphasis">Смена подготовки:</text:span> Основной акцент в обучении — <text:span text:style-name="Strong_20_Emphasis">психология, конфликтология, право, этика</text:span>. Курс по силовой подготовке сокращается. Каждый сотрудник обязан регулярно проходить проверку на психологическую устойчивость.</text:p>
        </text:list-item>
        <text:list-item>
          <text:p text:style-name="P122"><text:span text:style-name="Strong_20_Emphasis">Обязательное ношение body-cams:</text:span> Все сотрудники Милиции при исполнении обязаны носить включенные body-камеры. Запись с них является главным доказательством в суде. Отключение камеры без веской причины приравнивается к должностному преступлению.</text:p>
        </text:list-item>
        <text:list-item>
          <text:p text:style-name="P122"><text:span text:style-name="Strong_20_Emphasis">Общественные советы:</text:span> При каждом районном управлении Милиции создаются <text:span text:style-name="Strong_20_Emphasis">Общественные советы</text:span> из случайно выбранных граждан. Они имеют право запрашивать любую информацию (кроме секретной) и проводить проверки деятельности управления.</text:p>
        </text:list-item>
      </text:list>
      <text:p text:style-name="Horizontal_20_Line"/>
      <text:h text:style-name="P1" text:outline-level="3"><text:span text:style-name="Strong_20_Emphasis">4. Гражданский контроль над армией и силовиками</text:span></text:h>
      <text:list text:style-name="L57">
        <text:list-item>
          <text:p text:style-name="P123"><text:span text:style-name="Strong_20_Emphasis">ВоенНадзор</text:span> не подчиняется Министру силовых структур, а является <text:span text:style-name="Strong_20_Emphasis">независимым парламентским комитетом</text:span>. В его составе должны быть депутаты, правозащитники и ветераны.</text:p>
        </text:list-item>
        <text:list-item>
          <text:p text:style-name="P123"><text:span text:style-name="Strong_20_Emphasis">Обязательная военная прокуратура,</text:span> которая расследует все преступления военнослужащих, включая «дедовщину». Её глава назначается парламентом.</text:p>
        </text:list-item>
        <text:list-item>
          <text:p text:style-name="P123"><text:span text:style-name="Strong_20_Emphasis">Отмена «телефона (лифта)».</text:span> Любая иерархия должна быть прозрачной. Создать анонимные каналы для военных и силовиков, чтобы они могли сообщать о злоупотреблениях начальства прямо в Независимую прокуратуру и парламентский комитет.</text:p>
        </text:list-item>
      </text:list>
      <text:p text:style-name="Horizontal_20_Line"/>
      <text:h text:style-name="P1" text:outline-level="3"><text:span text:style-name="Strong_20_Emphasis">5. Новая философия: Безопасность через Справедливость</text:span></text:h>
      <text:list text:style-name="L58">
        <text:list-item>
          <text:p text:style-name="P124"><text:span text:style-name="Strong_20_Emphasis">Смена нарратива в пропаганде:</text:span> Убрать лозунги вроде «Защищай родину (это Армия тратил мне в жопу)». Вместо этого: <text:span text:style-name="Strong_20_Emphasis">«Сильный тот, кто защищает слабого»</text:span>, <text:span text:style-name="Strong_20_Emphasis">«Закон един для всех»</text:span>, <text:span text:style-name="Strong_20_Emphasis">«Наша сила — в справедливости»</text:span>.</text:p>
        </text:list-item>
        <text:list-item>
          <text:p text:style-name="P124"><text:span text:style-name="Strong_20_Emphasis">Герои — не генералы, а правозащитники и честные судьи.</text:span> В СМИ нужно воспевать не могущество армии, а примеры честных судебных процессов, где гражданин отстоял свои права против произвола.</text:p>
        </text:list-item>
      </text:list>
      <text:p text:style-name="P31">----------------------------------------------------------------------------------------------------------------------------</text:p>
      <text:h text:style-name="P30" text:outline-level="3"><text:span text:style-name="Strong_20_Emphasis">Кодекс Технологического Суверенитета и Безопасности</text:span></text:h>
      <text:h text:style-name="P30" text:outline-level="3"><text:span text:style-name="Strong_20_Emphasis">1. Принцип «Человек в центре» (Human-Centric AI)</text:span></text:h>
      <text:list text:style-name="L59">
        <text:list-item>
          <text:p text:style-name="P125"><text:span text:style-name="Strong_20_Emphasis">Конституционная поправка:</text:span> «Никакое алгоритмическое решение, затрагивающее права, свободы или финансовое положение гражданина, не может быть окончательным. Каждый <text:soft-page-break/>гражданин имеет <text:span text:style-name="Strong_20_Emphasis">неотъемлемое право на человеческую апелляцию</text:span> — пересмотр его дела живым, независимым экспертом или судьёй».</text:p>
        </text:list-item>
        <text:list-item>
          <text:p text:style-name="P125"><text:span text:style-name="Strong_20_Emphasis">На практике:</text:span> Если ИИ «Меритократ» понизил вам зарплату, вы можете оспорить это решение. Ваше дело пересмотрит специальная комиссия из случайно выбранных коллег и вышестоящего руководителя. <text:span text:style-name="Strong_20_Emphasis">Решение ИИ — лишь рекомендация, а не приговор.</text:span></text:p>
        </text:list-item>
      </text:list>
      <text:p text:style-name="Horizontal_20_Line"/>
      <text:h text:style-name="P1" text:outline-level="3"><text:span text:style-name="Strong_20_Emphasis">2. Принцип «Алгоритмической Прозрачности»</text:span></text:h>
      <text:list text:style-name="L60">
        <text:list-item>
          <text:p text:style-name="P126"><text:span text:style-name="Strong_20_Emphasis">Закон об «Общедоступном коде»:</text:span> Алгоритмы ключевых государственных ИИ («Меритократ», «Гардиан») должны быть <text:span text:style-name="Strong_20_Emphasis">открытыми для аудита</text:span> специальной надзорной комиссией, состоящей из:</text:p>
          <text:list>
            <text:list-item>
              <text:p text:style-name="P127">Программистов (выбранных случайной жеребьёвкой из национальной гильдии).</text:p>
            </text:list-item>
            <text:list-item>
              <text:p text:style-name="P127">Философов и этиков.</text:p>
            </text:list-item>
            <text:list-item>
              <text:p text:style-name="P127">Простых граждан (также выбранных по жребию).</text:p>
            </text:list-item>
          </text:list>
        </text:list-item>
        <text:list-item>
          <text:p text:style-name="P127"><text:span text:style-name="Strong_20_Emphasis">Коммерческая тайна отменена:</text:span> Компании, работающие с данными граждан, не могут скрывать принципы работы своих алгоритмов под предлогом «коммерческой тайны». Они обязаны предоставлять объяснимые и прозрачные модели.</text:p>
        </text:list-item>
      </text:list>
      <text:p text:style-name="P2"><text:span text:style-name="Strong_20_Emphasis">Результат:</text:span> Невозможно тайно внедрить дискриминационные или карательные алгоритмы.</text:p>
      <text:p text:style-name="Horizontal_20_Line"/>
      <text:h text:style-name="P1" text:outline-level="3"><text:span text:style-name="Strong_20_Emphasis">3. Принцип «Распределённого Контроля» (Вместо «Совета Архитекторов»)</text:span></text:h>
      <text:list text:style-name="L61">
        <text:list-item>
          <text:p text:style-name="P128"><text:span text:style-name="Strong_20_Emphasis">Ликвидация «Совета Архитекторов»:</text:span> Недопустимо, чтобы группа программистов имела доступ к «кнопке» отключения ИИ. Это создаёт угрозу узурпации власти или единой точки отказа.</text:p>
        </text:list-item>
        <text:list-item>
          <text:p text:style-name="P129"><text:span text:style-name="Strong_20_Emphasis">Система «Золотых ключей»:</text:span> Право на экстренное отключение или перезагрузку критически важных ИИ распределено между <text:span text:style-name="Strong_20_Emphasis">тремя независимыми органами:</text:span></text:p>
          <text:list>
            <text:list-item>
              <text:p text:style-name="P128"><text:span text:style-name="Strong_20_Emphasis">Верховный Координатор</text:span> (политическая власть).</text:p>
            </text:list-item>
            <text:list-item>
              <text:p text:style-name="P128"><text:span text:style-name="Strong_20_Emphasis">Коллегия судей Верховного суда</text:span> (судебная власть).</text:p>
            </text:list-item>
            <text:list-item>
              <text:p text:style-name="P128"><text:span text:style-name="Strong_20_Emphasis">Совет случайно выбранных граждан</text:span> (представители народа).<text:line-break/>Только <text:span text:style-name="Strong_20_Emphasis">единогласное решение</text:span> всех трёх сторон позволяет инициировать экстренное отключение. Это делает невозможным злоупотребление.</text:p>
            </text:list-item>
          </text:list>
        </text:list-item>
      </text:list>
      <text:p text:style-name="Horizontal_20_Line"/>
      <text:h text:style-name="P1" text:outline-level="3"><text:span text:style-name="Strong_20_Emphasis">4. Принцип «Запрета на предсказание преступлений»</text:span></text:h>
      <text:list text:style-name="L62">
        <text:list-item>
          <text:p text:style-name="P130"><text:span text:style-name="Strong_20_Emphasis">Жёсткий законодательный запрет:</text:span> Запрещается разработка и внедрение систем, основанных на <text:span text:style-name="Strong_20_Emphasis">проактивной аналитике</text:span> и <text:span text:style-name="Strong_20_Emphasis">предсказании преступлений</text:span> (как в фильме «Особое мнение»).</text:p>
        </text:list-item>
        <text:list-item>
          <text:p text:style-name="P130"><text:soft-page-break/><text:span text:style-name="Strong_20_Emphasis">Наказание за мысли невозможно:</text:span> Гражданин не может быть наказан за то, что алгоритм «предсказал» его потенциально опасное поведение. Поводом для расследования могут быть только <text:span text:style-name="Strong_20_Emphasis">конкретные действия или публичные призывы</text:span> к насилию, уже совершённые им.</text:p>
        </text:list-item>
      </text:list>
      <text:p text:style-name="P2"><text:span text:style-name="Strong_20_Emphasis">Результат:</text:span> Уничтожается сама основа для превентивных репрессий.</text:p>
      <text:p text:style-name="Horizontal_20_Line"/>
      <text:h text:style-name="P1" text:outline-level="3"><text:span text:style-name="Strong_20_Emphasis">5. Принцип «Цифровых прав и суверенитета личности»</text:span></text:h>
      <text:list text:style-name="L63">
        <text:list-item>
          <text:p text:style-name="P131"><text:span text:style-name="Strong_20_Emphasis">Право на цифровое забвение:</text:span> Гражданин может потребовать удалить непроверенные или устаревшие компрометирующие данные о себе из государственных баз, если они не относятся к раскрытым уголовным преступлениям.</text:p>
        </text:list-item>
        <text:list-item>
          <text:p text:style-name="P131"><text:span text:style-name="Strong_20_Emphasis">Право на анонимность:</text:span> Разрешено использование инструментов для обеспечения приватности в сети (VPN, анонимные браузеры) для личного общения. Борьба ведётся не с технологиями, а с конкретными преступными действиями.</text:p>
        </text:list-item>
        <text:list-item>
          <text:p text:style-name="P131"><text:span text:style-name="Strong_20_Emphasis">Запрет на создание единого цифрового досье:</text:span> Данные из разных систем (здравоохранение, налоговая, правоохранительные органы) не должны быть объединены в единую базу. Доступ к ним строго разграничен.</text:p>
        </text:list-item>
      </text:list>
      <text:p text:style-name="Horizontal_20_Line"/>
      <text:h text:style-name="P1" text:outline-level="3"><text:span text:style-name="Strong_20_Emphasis">6. Принцип «Технологической нейтральности»</text:span></text:h>
      <text:list text:style-name="L64">
        <text:list-item>
          <text:p text:style-name="P132"><text:span text:style-name="Strong_20_Emphasis">ИИ — не идеолог:</text:span> Алгоритмы не могут быть использованы для оценки «благонадёжности», «лояльности» или «идеологической чистоты» граждан. Их функция — оптимизация рутинных процессов (логистика, анализ данных, учёт), а не оценка мыслей.</text:p>
        </text:list-item>
        <text:list-item>
          <text:p text:style-name="P133"><text:span text:style-name="Strong_20_Emphasis">Перепрофилирование «Гардиана»:</text:span> Его задача сводится к:</text:p>
          <text:list>
            <text:list-item>
              <text:p text:style-name="P132">Поиску и блокировке реального экстремистского контента (призывы к насилию) <text:span text:style-name="Strong_20_Emphasis">по решению суда</text:span>.</text:p>
            </text:list-item>
            <text:list-item>
              <text:p text:style-name="P132">Борьбе с киберпреступностью и мошенничеством.</text:p>
            </text:list-item>
            <text:list-item>
              <text:p text:style-name="P132">Защите критической инфраструктуры от хакерских атак.</text:p>
            </text:list-item>
          </text:list>
        </text:list-item>
      </text:list>
      <text:p text:style-name="P31">----------------------------------------------------------------------------------------------------------------------------</text:p>
      <text:h text:style-name="P30" text:outline-level="3"><text:span text:style-name="Strong_20_Emphasis">Доктрина "Реального Народовластия"</text:span></text:h>
      <text:h text:style-name="P30" text:outline-level="3"><text:span text:style-name="Strong_20_Emphasis">1. Прямая цифровая демократия (Постоянное влияние, а не раз в год)</text:span></text:h>
      <text:list text:style-name="L65">
        <text:list-item>
          <text:p text:style-name="P134"><text:span text:style-name="Strong_20_Emphasis">Платформа "Народное Решение":</text:span> Создать защищенную государственную онлайн-платформу для голосования (с использованием двухфакторной аутентификации и blockchain-технологий для проверки результатов).</text:p>
        </text:list-item>
        <text:list-item>
          <text:p text:style-name="P135"><text:span text:style-name="Strong_20_Emphasis">Обязательные референдумы:</text:span> На общенародное голосование <text:span text:style-name="Strong_20_Emphasis">обязательно</text:span> выносятся ключевые вопросы:</text:p>
          <text:list>
            <text:list-item>
              <text:p text:style-name="P134">Объявление войны или введение военного положения.</text:p>
            </text:list-item>
            <text:list-item>
              <text:p text:style-name="P134">Изменение Конституции.</text:p>
            </text:list-item>
            <text:list-item>
              <text:p text:style-name="P134">Введение новых налогов, затрагивающих всех граждан.</text:p>
            </text:list-item>
            <text:list-item>
              <text:p text:style-name="P134"><text:soft-page-break/>Проекты крупнейших государственных инфраструктурных проектов.</text:p>
            </text:list-item>
          </text:list>
        </text:list-item>
        <text:list-item>
          <text:p text:style-name="P134"><text:span text:style-name="Strong_20_Emphasis">Гражданская законодательная инициатива:</text:span> Если граждане собирают установленное количество подписей (например, 1 млн.) за какой-либо законопроект, власти <text:span text:style-name="Strong_20_Emphasis">обязаны</text:span> вынести его на рассмотрение в парламент и публичное обсуждение, а затем — на голосование.</text:p>
        </text:list-item>
      </text:list>
      <text:p text:style-name="Horizontal_20_Line"/>
      <text:h text:style-name="P1" text:outline-level="3"><text:span text:style-name="Strong_20_Emphasis">2. Децентрализация власти (Передача полномочий на места)</text:span></text:h>
      <text:list text:style-name="L66">
        <text:list-item>
          <text:p text:style-name="P136"><text:span text:style-name="Strong_20_Emphasis">Сильные местные советы:</text:span> Передать значительную часть бюджета и полномочий (благоустройство, местные дороги, школы, больницы) на уровень городов и районов.</text:p>
        </text:list-item>
        <text:list-item>
          <text:p text:style-name="P136"><text:span text:style-name="Strong_20_Emphasis">Прямые выборы глав регионов и мэров:</text:span> Их должна избирать прямым голосованием местное население, а не назначать сверху. Это сделает их подотчетными жителям, а не центральной власти.</text:p>
        </text:list-item>
        <text:list-item>
          <text:p text:style-name="P136"><text:span text:style-name="Strong_20_Emphasis">Публичные отчетности:</text:span> Все чиновники, от мэра до министра, обязаны раз в квартал проводить открытые онлайн-отчеты перед гражданами и отвечать на их вопросы в прямом эфире.</text:p>
        </text:list-item>
      </text:list>
      <text:p text:style-name="Horizontal_20_Line"/>
      <text:h text:style-name="P1" text:outline-level="3"><text:span text:style-name="Strong_20_Emphasis">3. Реформа представительной власти (Советы и Профсоюзы)</text:span></text:h>
      <text:list text:style-name="L67">
        <text:list-item>
          <text:p text:style-name="P137"><text:span text:style-name="Strong_20_Emphasis">Ваши 2% (Совет Кооперативов и Профсоюзов) должны быть не назначенцами, а избранными снизу.</text:span></text:p>
          <text:list>
            <text:list-item>
              <text:p text:style-name="P138">Проводить <text:span text:style-name="Strong_20_Emphasis">прямые выборы</text:span> в этот совет, где кандидатов выдвигают трудовые коллективы и профсоюзы.</text:p>
            </text:list-item>
            <text:list-item>
              <text:p text:style-name="P138">Дать этому совету <text:span text:style-name="Strong_20_Emphasis">реальные полномочия</text:span> — право законодательной инициативы и veto по трудовым и социальным вопросам.</text:p>
            </text:list-item>
          </text:list>
        </text:list-item>
        <text:list-item>
          <text:p text:style-name="P138"><text:span text:style-name="Strong_20_Emphasis">Ротация по жребию:</text:span> Часть мест в местных советах (до 20%) должна заниматься не избранными политиками, а <text:span text:style-name="Strong_20_Emphasis">случайно выбранными гражданами</text:span> (как в суде присяжных). Это предотвратит замыливание взглядов и привнесет в управление "здравый смысл" простых людей.</text:p>
        </text:list-item>
      </text:list>
      <text:p text:style-name="Horizontal_20_Line"/>
      <text:h text:style-name="P1" text:outline-level="3"><text:span text:style-name="Strong_20_Emphasis">4. Прозрачность и контроль снизу</text:span></text:h>
      <text:list text:style-name="L68">
        <text:list-item>
          <text:p text:style-name="P139"><text:span text:style-name="Strong_20_Emphasis">Открытые данные и бюджеты:</text:span> Все государственные расходы, контракты и решения должны публиковаться в машиночитаемом формате. Любой гражданин может увидеть, куда идут его налоги.</text:p>
        </text:list-item>
        <text:list-item>
          <text:p text:style-name="P139"><text:span text:style-name="Strong_20_Emphasis">Общественные инспекции:</text:span> Сформировать из случайно выбранных граждан <text:span text:style-name="Strong_20_Emphasis">группы народного контроля</text:span>, которые имеют право в любое время с проверкой прийти в любое государственное учреждение (от мэрии до министерства) и запросить любые документы.</text:p>
        </text:list-item>
        <text:list-item>
          <text:p text:style-name="P139"><text:span text:style-name="Strong_20_Emphasis">Защита правозащитников и журналистов:</text:span> Законом гарантировать неприкосновенность и безопасность тех, кто занимается расследованиями злоупотреблений власти.</text:p>
        </text:list-item>
      </text:list>
      <text:p text:style-name="Horizontal_20_Line"/>
      <text:h text:style-name="P1" text:outline-level="3"><text:soft-page-break/><text:span text:style-name="Strong_20_Emphasis">5. Новая система сдержек и противовесов</text:span></text:h>
      <text:p text:style-name="P2">Нужно убрать монополию на власть у одной группы. Разделить власть еще больше:</text:p>
      <text:list text:style-name="L69">
        <text:list-item>
          <text:p text:style-name="P140"><text:span text:style-name="Strong_20_Emphasis">Независимый суд:</text:span> Судьи должны назначаться не исполнительной властью, а независимой комиссией с участием юристов и представителей общественности. Сместить судью можно только по решению суда чести.</text:p>
        </text:list-item>
        <text:list-item>
          <text:p text:style-name="P140"><text:span text:style-name="Strong_20_Emphasis">Сильный парламент:</text:span> Ваш управленческий корпус (3%) должен быть подотчетен не только Верховному Координатору, но и избирателям. Ввести механизм <text:span text:style-name="Strong_20_Emphasis">досрочного отзыва</text:span> любого депутата или чиновника по итогам сбора подписей.</text:p>
        </text:list-item>
      </text:list>
      <text:p text:style-name="P31">----------------------------------------------------------------------------------------------------------------------------</text:p>
      <text:h text:style-name="P30" text:outline-level="3"><text:span text:style-name="Strong_20_Emphasis">Кодекс Идеологического Плюрализма и Гражданского Мира</text:span></text:h>
      <text:h text:style-name="P30" text:outline-level="3"><text:span text:style-name="Strong_20_Emphasis">1. Принцип «Гордости вместо Ненависти»</text:span></text:h>
      <text:list text:style-name="L70">
        <text:list-item>
          <text:p text:style-name="P141"><text:span text:style-name="Strong_20_Emphasis">Отменить идеологические налоги.</text:span> Налоги на «антисоветизм» и «антифурри» — это абсурд, который дискредитирует всю систему. Их необходимо <text:span text:style-name="Strong_20_Emphasis">полностью отменить</text:span>.</text:p>
        </text:list-item>
        <text:list-item>
          <text:p text:style-name="P142"><text:span text:style-name="Strong_20_Emphasis">Сменить нарратив пропаганды.</text:span></text:p>
          <text:list>
            <text:list-item>
              <text:p text:style-name="P141"><text:span text:style-name="Strong_20_Emphasis">Было:</text:span> «Капитализм — зло (Если ты свинья, ты враг страны)». → Это пропаганда ненависти, ищущая врагов.</text:p>
            </text:list-item>
            <text:list-item>
              <text:p text:style-name="P141"><text:span text:style-name="Strong_20_Emphasis">Стало:</text:span> <text:span text:style-name="Strong_20_Emphasis">«Наш путь — эффективнее. Наша цель — справедливость для всех»</text:span>. → Это пропаганда достижений, предлагающая позитивную альтернативу.</text:p>
            </text:list-item>
          </text:list>
        </text:list-item>
        <text:list-item>
          <text:p text:style-name="P141"><text:span text:style-name="Strong_20_Emphasis">Героизация созидателей:</text:span> Вместо портретов чиновников — повсеместно размещать портреты учёных, изобретателей, врачей, учителей и рабочих-передовиков. Гордиться нужно своими успехами.</text:p>
        </text:list-item>
      </text:list>
      <text:p text:style-name="Horizontal_20_Line"/>
      <text:h text:style-name="P1" text:outline-level="3"><text:span text:style-name="Strong_20_Emphasis">2. Принцип «Жёсткой Границы»: Критика vs. Экстремизм</text:span></text:h>
      <text:p text:style-name="P2">Чётко законодательно разделить, что является допустимой дискуссией, а что — нет.</text:p>
      <text:list text:style-name="L71">
        <text:list-item>
          <text:p text:style-name="P143"><text:span text:style-name="Strong_20_Emphasis">Разрешено (и поощряется):</text:span></text:p>
          <text:list>
            <text:list-item>
              <text:p text:style-name="P144">Критика работы конкретных чиновников, министерств и органов власти.</text:p>
            </text:list-item>
            <text:list-item>
              <text:p text:style-name="P144">Предложение альтернативных законов, программ и реформ <text:span text:style-name="Strong_20_Emphasis">в рамках действующей Конституции</text:span>.</text:p>
            </text:list-item>
            <text:list-item>
              <text:p text:style-name="P144">Обсуждение экономической, социальной и экологической политики.</text:p>
            </text:list-item>
            <text:list-item>
              <text:p text:style-name="P144">Художественное и сатирическое выражение, не призывающее к насилию.</text:p>
            </text:list-item>
          </text:list>
        </text:list-item>
        <text:list-item>
          <text:p text:style-name="P143"><text:span text:style-name="Strong_20_Emphasis">Запрещено (и жёстко карается):</text:span></text:p>
          <text:list>
            <text:list-item>
              <text:p text:style-name="P144">Публичные призывы к насильственному свержению строя, мятежу, террору.</text:p>
            </text:list-item>
            <text:list-item>
              <text:p text:style-name="P144">Разжигание межнациональной, межрелигиозной розни и ненависти.</text:p>
            </text:list-item>
            <text:list-item>
              <text:p text:style-name="P144">Пропаганда фашизма, терроризма и иных тоталитарных идеологий.</text:p>
            </text:list-item>
          </text:list>
        </text:list-item>
      </text:list>
      <text:p text:style-name="P2"><text:soft-page-break/><text:span text:style-name="Strong_20_Emphasis">Важно:</text:span> Решение о том, что является экстремизмом, принимает <text:span text:style-name="Strong_20_Emphasis">только суд</text:span> на основе опубликованного закона, а не чиновник или ИИ.</text:p>
      <text:p text:style-name="Horizontal_20_Line"/>
      <text:h text:style-name="P1" text:outline-level="3"><text:span text:style-name="Strong_20_Emphasis">3. Принцип «Многоуровневой Медиа-среды» (Управляемый плюрализм)</text:span></text:h>
      <text:p text:style-name="P2">Заменить тотальную государственную монополию на информацию на дифференцированную систему.</text:p>
      <text:list text:style-name="L72">
        <text:list-item>
          <text:p text:style-name="P145"><text:span text:style-name="Strong_20_Emphasis">Уровень 1: Государственные СМИ («Правда Конатакава»).</text:span></text:p>
          <text:list>
            <text:list-item>
              <text:p text:style-name="P146">Формируют официальную повестку. Чётко и ясно объясняют цели и решения властей.</text:p>
            </text:list-item>
          </text:list>
        </text:list-item>
        <text:list-item>
          <text:p text:style-name="P145"><text:span text:style-name="Strong_20_Emphasis">Уровень 2: Лояльно-оппозиционные СМИ («Дискурс»).</text:span></text:p>
          <text:list>
            <text:list-item>
              <text:p text:style-name="P146"><text:span text:style-name="Strong_20_Emphasis">Ключевой элемент.</text:span> Им разрешено критиковать исполнение законов, местных чиновников, указывать на недостатки и коррупцию.</text:p>
            </text:list-item>
            <text:list-item>
              <text:p text:style-name="P146">Их роль — быть «критиком внутри системы», выпуская пар недовольства и указывая власти на её ошибки.</text:p>
            </text:list-item>
          </text:list>
        </text:list-item>
        <text:list-item>
          <text:p text:style-name="P145"><text:span text:style-name="Strong_20_Emphasis">Уровень 3: Некоммерческие и экспертные платформы («Агора»).</text:span></text:p>
          <text:list>
            <text:list-item>
              <text:p text:style-name="P146">Площадки для учёных, философов, экономистов для неполитических дискуссий о будущем страны, этике, науке и технологиях.</text:p>
            </text:list-item>
          </text:list>
        </text:list-item>
      </text:list>
      <text:p text:style-name="Horizontal_20_Line"/>
      <text:h text:style-name="P1" text:outline-level="3"><text:span text:style-name="Strong_20_Emphasis">4. Принцип «Диалога и Ассимиляции»</text:span></text:h>
      <text:list text:style-name="L73">
        <text:list-item>
          <text:p text:style-name="P147"><text:span text:style-name="Strong_20_Emphasis">Публичные дебаты:</text:span> На центральном ТВ регулярно проводить открытые дебаты между представителями разных точек зрения (например, сторонник жёсткой экономической политики vs. сторонник усиления соцгарантий). Власть не боится дискуссии.</text:p>
        </text:list-item>
        <text:list-item>
          <text:p text:style-name="P147"><text:span text:style-name="Strong_20_Emphasis">Государственные гранты для исследований:</text:span> Финансировать исследования, которые критически анализируют текущую политику и предлагают альтернативы. Лучшие идеи заимствовать и внедрять, а не запрещать.</text:p>
        </text:list-item>
        <text:list-item>
          <text:p text:style-name="P147"><text:span text:style-name="Strong_20_Emphasis">«Культурная амнистия»:</text:span> Объявить, что граждане, ранее высказывавшие критические views, но не призывавшие к насилию, не преследуются. Их опыт и идеи нужны стране.</text:p>
        </text:list-item>
      </text:list>
      <text:p text:style-name="Horizontal_20_Line"/>
      <text:h text:style-name="P1" text:outline-level="3"><text:span text:style-name="Strong_20_Emphasis">5. Принцип «Воспитания Гражданина, а не Солдата»</text:span></text:h>
      <text:list text:style-name="L74">
        <text:list-item>
          <text:p text:style-name="P148"><text:span text:style-name="Strong_20_Emphasis">Реформа образования:</text:span> В школах учить не только лояльности государству, но и <text:span text:style-name="Strong_20_Emphasis">критическому мышлению, логике, философии и праву</text:span>. Гражданин должен уметь анализировать информацию, а не просто подчиняться.</text:p>
        </text:list-item>
        <text:list-item>
          <text:p text:style-name="P148"><text:span text:style-name="Strong_20_Emphasis">История без купюр:</text:span> Преподавать историю объективно, с ошибками и достижениями. Учить на ошибках прошлого, а не создавать мифологию.</text:p>
        </text:list-item>
        <text:list-item>
          <text:p text:style-name="P148"><text:soft-page-break/><text:span text:style-name="Strong_20_Emphasis">Международный обмен:</text:span> Поощрять студенческие и профессиональные обмены. Пусть граждане видят мир, а мир видит их. Это ломает стереотипы с обеих сторон.</text:p>
        </text:list-item>
      </text:list>
      <text:p text:style-name="P31"><text:line-break/>----------------------------------------------------------------------------------------------------------------------------</text:p>
      <text:p text:style-name="P31"><text:span text:style-name="Strong_20_Emphasis">«Золотая акция»:</text:span> Государство имеет право вето на ключевые решения стратегических предприятий (продажа активов, вывод денег за рубеж). Доходы от этих акций идут в «Фонд будущего» на развитие науки, медицины и образования.</text:p>
      <text:list text:style-name="L75">
        <text:list-item>
          <text:p text:style-name="P149"><text:span text:style-name="Strong_20_Emphasis">Соцбонус:</text:span> ИИ анализирует ваш вклад (работа, волонтёрство, донорство). За это начисляются баллы. Баллы = льготная ипотека, путёвки, преимущества для детей при поступлении.</text:p>
        </text:list-item>
        <text:list-item>
          <text:p text:style-name="P149"><text:span text:style-name="Strong_20_Emphasis">Налоги:</text:span> Только рациональные. Высокие акцизы на вредные товары (сигареты, алкоголь — 70%). Прогрессивный НДФЛ (от 0% до 45%). Налог на роскошь (яхты, частные самолёты).</text:p>
        </text:list-item>
        <text:list-item>
          <text:p text:style-name="P149"><text:span text:style-name="Strong_20_Emphasis">Медгид:</text:span> У каждого личный ИИ-помощник. Следит за здоровьем, напоминает о чекапах, сам записывает к врачу. Акцент на профилактику.</text:p>
        </text:list-item>
      </text:list>
      <text:p text:style-name="P6"><text:span text:style-name="Strong_20_Emphasis">----------------------------------------------------------------------------------------------------------------------------</text:span></text:p>
      <text:p text:style-name="P10"><text:span text:style-name="Strong_20_Emphasis"><text:span text:style-name="T8">игровые студии не являются бизнесом и будут оставатся в стране как помошник не для пропаганды и организация вкуссвилл тоже не является бизнесом </text:span></text:span></text:p>
      <text:p text:style-name="P11"><text:span text:style-name="Strong_20_Emphasis">аждый гражданин при достижении совершеннолетия получает от государства стартовый «Капитал Развития» (например, эквивалент 1 000 000 рублей).</text:span></text:p>
      <text:list text:style-name="L76">
        <text:list-item>
          <text:p text:style-name="P150">Эти деньги можно потратить <text:span text:style-name="Strong_20_Emphasis">только</text:span> на:</text:p>
          <text:list>
            <text:list-item>
              <text:p text:style-name="P151">Образование (вузы, курсы).</text:p>
            </text:list-item>
            <text:list-item>
              <text:p text:style-name="P151">Здоровье (операции, реабилитация).</text:p>
            </text:list-item>
            <text:list-item>
              <text:p text:style-name="P151">Открытие малого бизнеса или кооператива.</text:p>
            </text:list-item>
            <text:list-item>
              <text:p text:style-name="P151">Покупку жилья (ипотечный взнос).</text:p>
            </text:list-item>
          </text:list>
        </text:list-item>
      </text:list>
      <text:p text:style-name="P11"><text:span text:style-name="Strong_20_Emphasis">Ежегодная оценка эффективности ключевых специалистов и управленцев (тех самых 3%) проводится открытыми комиссиями.</text:span></text:p>
      <text:list text:style-name="L77">
        <text:list-item>
          <text:p text:style-name="P152">В состав комиссии входят: коллеги, подчинённые, эксперты из смежных областей, случайно выбранные граждане.</text:p>
        </text:list-item>
        <text:list-item>
          <text:p text:style-name="P152">ИИ «Навигатор талантов» лишь предоставляет комиссии справку с объективными данными по проектам человека (успехи, провалы, завершённые задачи).</text:p>
        </text:list-item>
        <text:list-item>
          <text:p text:style-name="P152"><text:span text:style-name="Strong_20_Emphasis">Решение о bonus, повышении или понижении принимают люди,</text:span> основываясь на данных ИИ и живом обсуждении.</text:p>
        </text:list-item>
      </text:list>
      <text:p text:style-name="P34"><text:span text:style-name="Strong_20_Emphasis"/></text:p>
      <text:p text:style-name="P11"><text:span text:style-name="Strong_20_Emphasis">Соцсети и блоги с яркими примерами успеха «по-новому»: «Вот Иван, сын слесаря, благодаря «Навигатору» получил грант и теперь руководит проектом в биотехнологиях».</text:span></text:p>
      <text:list text:style-name="L78">
        <text:list-item>
          <text:p text:style-name="P153"><text:span text:style-name="Strong_20_Emphasis">Публичные испытания технологий:</text:span> Показывайте, как ИИ помогает людям, а не контролирует их.</text:p>
        </text:list-item>
      </text:list>
      <text:p text:style-name="P1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3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5T10:10:20.791000000</meta:creation-date>
    <dc:date>2025-11-03T00:40:03.214000000</dc:date>
    <meta:editing-duration>PT20H13M5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30" meta:paragraph-count="602" meta:word-count="7570" meta:character-count="59922" meta:non-whitespace-character-count="53006"/>
  </office:meta>
</office:document-meta>
</file>